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2.4173in"/>
    </style:style>
    <style:style style:name="co3" style:family="table-column">
      <style:table-column-properties fo:break-before="auto" style:column-width="3.098in"/>
    </style:style>
    <style:style style:name="co4" style:family="table-column">
      <style:table-column-properties fo:break-before="auto" style:column-width="3.195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6.8638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3.2563in"/>
    </style:style>
    <style:style style:name="co9" style:family="table-column">
      <style:table-column-properties fo:break-before="auto" style:column-width="7.5689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1.9563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4.1425in"/>
    </style:style>
    <style:style style:name="co15" style:family="table-column">
      <style:table-column-properties fo:break-before="auto" style:column-width="4.3126in"/>
    </style:style>
    <style:style style:name="co16" style:family="table-column">
      <style:table-column-properties fo:break-before="auto" style:column-width="3.4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654in" fo:break-before="auto" style:use-optimal-row-height="true"/>
    </style:style>
    <style:style style:name="ro3" style:family="table-row">
      <style:table-row-properties style:row-height="0.539in" fo:break-before="auto" style:use-optimal-row-height="true"/>
    </style:style>
    <style:style style:name="ro4" style:family="table-row">
      <style:table-row-properties style:row-height="0.4898in" fo:break-before="auto" style:use-optimal-row-height="false"/>
    </style:style>
    <style:style style:name="ro5" style:family="table-row">
      <style:table-row-properties style:row-height="0.7126in" fo:break-before="auto" style:use-optimal-row-height="true"/>
    </style:style>
    <style:style style:name="ro6" style:family="table-row">
      <style:table-row-properties style:row-height="0.5626in" fo:break-before="auto" style:use-optimal-row-height="false"/>
    </style:style>
    <style:style style:name="ro7" style:family="table-row">
      <style:table-row-properties style:row-height="0.7083in" fo:break-before="auto" style:use-optimal-row-height="fals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GeoFRED_20_Series">
      <style:table-properties table:display="true" style:writing-mode="lr-tb"/>
    </style:style>
    <style:style style:name="ta3" style:family="table" style:master-page-name="PageStyle_5f_GSP_20_Ed_20_Attain_20_Scatterplot">
      <style:table-properties table:display="true" style:writing-mode="lr-tb"/>
    </style:style>
    <style:style style:name="ta4" style:family="table" style:master-page-name="PageStyle_5f_CPI_20_Line_20_Graph">
      <style:table-properties table:display="true" style:writing-mode="lr-tb"/>
    </style:style>
    <style:style style:name="ta5" style:family="table" style:master-page-name="PageStyle_5f_GDP_20_Net_20_Migration_20_Scatter_20_Plo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" style:family="table-cell" style:parent-style-name="Excel_20_Built-in_20_Normal">
      <style:table-cell-properties fo:background-color="transparent"/>
    </style:style>
    <style:style style:name="ce17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6"/>
        <table:table-column table:style-name="co5" table:default-cell-style-name="ce16"/>
        <table:table-column table:style-name="co6" table:default-cell-style-name="ce2"/>
        <table:table-column table:style-name="co7" table:number-columns-repeated="1018" table:default-cell-style-name="ce16"/>
        <table:table-row table:style-name="ro1">
          <table:table-cell table:style-name="ce1" office:value-type="string">
            <text:p>Data series</text:p>
          </table:table-cell>
          <table:table-cell table:style-name="ce4" office:value-type="string">
            <text:p>story</text:p>
          </table:table-cell>
          <table:table-cell table:style-name="ce8" office:value-type="string">
            <text:p>link</text:p>
          </table:table-cell>
          <table:table-cell table:style-name="ce13" office:value-type="string">
            <text:p>category</text:p>
          </table:table-cell>
          <table:table-cell table:style-name="ce17" office:value-type="string">
            <text:p>map style</text:p>
          </table:table-cell>
          <table:table-cell table:style-name="ce4" office:value-type="string">
            <text:p>Notes/Issues/comments</text:p>
          </table:table-cell>
          <table:table-cell table:style-name="ce22" table:number-columns-repeated="1018"/>
        </table:table-row>
        <table:table-row table:style-name="ro2">
          <table:table-cell table:style-name="ce1" office:value-type="string">
            <text:p>Unemployment by county</text:p>
          </table:table-cell>
          <table:table-cell table:style-name="ce5" office:value-type="string">
            <text:p>Reflect the current job situation in the visitor's county.</text:p>
          </table:table-cell>
          <table:table-cell table:style-name="ce9" office:value-type="string">
            <text:p>http://bit.ly/1mYfIc5</text:p>
          </table:table-cell>
          <table:table-cell table:style-name="ce14" office:value-type="string">
            <text:p>Human capital</text:p>
          </table:table-cell>
          <table:table-cell table:style-name="ce18" office:value-type="string">
            <text:p>US county map</text:p>
          </table:table-cell>
          <table:table-cell table:style-name="ce5" office:value-type="string">
            <text:p>employment conditions vary by region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1" office:value-type="string">
            <text:p>Total Gross Domestic Product per capita, by state</text:p>
          </table:table-cell>
          <table:table-cell table:style-name="ce6"/>
          <table:table-cell table:style-name="ce10" office:value-type="string">
            <text:p>http://bit.ly/1hGPGqR</text:p>
          </table:table-cell>
          <table:table-cell table:style-name="ce14" office:value-type="string">
            <text:p>US Economic stories</text:p>
          </table:table-cell>
          <table:table-cell table:style-name="ce18" office:value-type="string">
            <text:p>US county map</text:p>
          </table:table-cell>
          <table:table-cell table:style-name="ce6"/>
          <table:table-cell table:style-name="ce24"/>
          <table:table-cell table:style-name="ce25" table:number-columns-repeated="1017"/>
        </table:table-row>
        <table:table-row table:style-name="ro2">
          <table:table-cell table:style-name="ce1" office:value-type="string">
            <text:p>education level by state</text:p>
          </table:table-cell>
          <table:table-cell table:style-name="ce6"/>
          <table:table-cell table:style-name="ce10"/>
          <table:table-cell table:style-name="ce14" office:value-type="string">
            <text:p>Human capital</text:p>
          </table:table-cell>
          <table:table-cell table:style-name="ce18" office:value-type="string">
            <text:p>US county map</text:p>
          </table:table-cell>
          <table:table-cell table:style-name="ce6" office:value-type="string">
            <text:p>Bachelor's degree or higher (see http://www.census.gov/compendia/statab/cats/education/educational_attainment.html) </text:p>
          </table:table-cell>
          <table:table-cell table:style-name="ce24"/>
          <table:table-cell table:style-name="ce25" table:number-columns-repeated="1017"/>
        </table:table-row>
        <table:table-row table:style-name="ro2">
          <table:table-cell table:style-name="ce1" office:value-type="string">
            <text:p>correlate the two above</text:p>
          </table:table-cell>
          <table:table-cell table:style-name="ce6"/>
          <table:table-cell table:style-name="ce10"/>
          <table:table-cell table:style-name="ce14" office:value-type="string">
            <text:p>US Economic stories</text:p>
          </table:table-cell>
          <table:table-cell table:style-name="ce19" office:value-type="string">
            <text:p>scatterplot</text:p>
          </table:table-cell>
          <table:table-cell table:style-name="ce21" office:value-type="string">
            <text:p>To what extent does education lead to higher incomes? <text:s/>Or, do higher incomes lead to more education?</text:p>
          </table:table-cell>
          <table:table-cell table:style-name="ce24"/>
          <table:table-cell table:style-name="ce25" table:number-columns-repeated="1017"/>
        </table:table-row>
        <table:table-row table:style-name="ro4">
          <table:table-cell table:style-name="ce1" office:value-type="string">
            <text:p>CPI</text:p>
          </table:table-cell>
          <table:table-cell table:style-name="ce5" office:value-type="string">
            <text:p>Great inflation </text:p>
          </table:table-cell>
          <table:table-cell table:style-name="ce11" office:value-type="string">
            <text:p><text:a xlink:href="https://research.stlouisfed.org/fred2/graph/?g=wC6">https://research.stlouisfed.org/fred2/graph/?g=wC6 </text:a></text:p>
          </table:table-cell>
          <table:table-cell table:style-name="ce14" office:value-type="string">
            <text:p>US Economic stories</text:p>
          </table:table-cell>
          <table:table-cell table:style-name="ce18" office:value-type="string">
            <text:p>Line graph</text:p>
          </table:table-cell>
          <table:table-cell table:style-name="ce5" office:value-type="string">
            <text:p>Would be good to have an arrow/line to point out when Volcker became Chairman of the Fed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Per capita GDP</text:p>
          </table:table-cell>
          <table:table-cell table:style-name="ce5" office:value-type="string">
            <text:p>Country may have a large GDP (e.g., China), but if they have a big population, then per person, it may not be so huge.</text:p>
          </table:table-cell>
          <table:table-cell table:style-name="ce11" office:value-type="string">
            <text:p><text:a xlink:href="http://data.worldbank.org/indicator/IC.BUS.EASE.XQ">http://data.worldbank.org/indicator/IC.BUS.EASE.XQ</text:a></text:p>
          </table:table-cell>
          <table:table-cell table:style-name="ce15" office:value-type="string">
            <text:p>US Economic stories</text:p>
          </table:table-cell>
          <table:table-cell table:style-name="ce7" office:value-type="string">
            <text:p>World map</text:p>
          </table:table-cell>
          <table:table-cell table:style-name="ce5" office:value-type="string">
            <text:p>could this have height?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Population over 65 (% of total)</text:p>
          </table:table-cell>
          <table:table-cell table:style-name="ce5" office:value-type="string">
            <text:p>Reflects the size of a dependent population that won't be able to work in the future (unlike kids, who are future workers)</text:p>
          </table:table-cell>
          <table:table-cell table:style-name="ce11" office:value-type="string">
            <text:p><text:a xlink:href="http://data.worldbank.org/indicator/SP.POP.65UP.TO.ZS">http://data.worldbank.org/indicator/SP.POP.65UP.TO.ZS</text:a></text:p>
          </table:table-cell>
          <table:table-cell table:style-name="ce15" office:value-type="string">
            <text:p>Global economic stories</text:p>
          </table:table-cell>
          <table:table-cell table:style-name="ce7" office:value-type="string">
            <text:p>World map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1" office:value-type="string">
            <text:p>Net migration (per capita)</text:p>
          </table:table-cell>
          <table:table-cell table:style-name="ce5" office:value-type="string">
            <text:p>People vote with their feet. <text:s/>See what countries gain and lose population.</text:p>
          </table:table-cell>
          <table:table-cell table:style-name="ce11" office:value-type="string">
            <text:p><text:a xlink:href="http://data.worldbank.org/indicator/SM.POP.NETM">http://data.worldbank.org/indicator/SM.POP.NETM </text:a></text:p>
          </table:table-cell>
          <table:table-cell table:style-name="ce15" office:value-type="string">
            <text:p>Global economic stories</text:p>
          </table:table-cell>
          <table:table-cell table:style-name="ce7" office:value-type="string">
            <text:p>World map</text:p>
          </table:table-cell>
          <table:table-cell table:style-name="ce5" office:value-type="string">
            <text:p>five year averages for migration. <text:s/>Population will need to be converted to a five year average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migration &amp; gdp (all per capita)</text:p>
          </table:table-cell>
          <table:table-cell table:style-name="ce5"/>
          <table:table-cell table:style-name="ce11"/>
          <table:table-cell table:style-name="ce15" office:value-type="string">
            <text:p>Global economic stories</text:p>
          </table:table-cell>
          <table:table-cell table:style-name="ce20" office:value-type="string">
            <text:p>scatterplot</text:p>
          </table:table-cell>
          <table:table-cell table:style-name="ce7" office:value-type="string">
            <text:p>this would be of the correlation between net immigration per person &amp; per capita GDP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% of households with internet access</text:p>
          </table:table-cell>
          <table:table-cell table:style-name="ce5" office:value-type="string">
            <text:p>Access to technology and education</text:p>
          </table:table-cell>
          <table:table-cell table:style-name="ce11" office:value-type="string">
            <text:p>http://data.worldbank.org/indicator/IT.NET.USER.P2</text:p>
          </table:table-cell>
          <table:table-cell table:style-name="ce15" office:value-type="string">
            <text:p>Infrastructure</text:p>
          </table:table-cell>
          <table:table-cell table:style-name="ce7" office:value-type="string">
            <text:p>World map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" office:value-type="string">
            <text:p>Ease of doing business index </text:p>
          </table:table-cell>
          <table:table-cell table:style-name="ce5" office:value-type="string">
            <text:p>Reflects difficulty in market making</text:p>
          </table:table-cell>
          <table:table-cell table:style-name="ce11" office:value-type="string">
            <text:p><text:a xlink:href="http://data.worldbank.org/indicator/IC.BUS.EASE.XQ">http://data.worldbank.org/indicator/IC.BUS.EASE.XQ</text:a></text:p>
          </table:table-cell>
          <table:table-cell table:style-name="ce15" office:value-type="string">
            <text:p>Infrastructure</text:p>
          </table:table-cell>
          <table:table-cell table:style-name="ce7" office:value-type="string">
            <text:p>World map</text:p>
          </table:table-cell>
          <table:table-cell table:style-name="ce5" office:value-type="string">
            <text:p>Score is 1 to 189. <text:s/>Seemed the easiest way to represent the concept visually.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some college education by 25-34 cohort</text:p>
          </table:table-cell>
          <table:table-cell table:style-name="ce7" office:value-type="string">
            <text:p>increasing acquisiton of college education</text:p>
          </table:table-cell>
          <table:table-cell table:style-name="ce9" office:value-type="string">
            <text:p>OECD data, but not complete for the world!!!</text:p>
          </table:table-cell>
          <table:table-cell table:style-name="ce7" office:value-type="string">
            <text:p>Human capital</text:p>
          </table:table-cell>
          <table:table-cell table:style-name="ce7" office:value-type="string">
            <text:p>World map</text:p>
          </table:table-cell>
          <table:table-cell table:style-name="ce7" office:value-type="string">
            <text:p>here's the story: <text:s/>http://www.oecd.org/edu/50495363.pdf, <text:s/>http://www.oecd.org/education/skills-beyond-school/48630299.pdf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>
            <text:p>alternative:http://databank.worldbank.org/data/views/reports/tableview.aspx#share-pane-east </text:p>
          </table:table-cell>
          <table:table-cell table:style-name="ce2" table:number-columns-repeated="2"/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US Economic Stories</text:p>
          </table:table-cell>
          <table:table-cell table:style-name="ce2"/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Infrastructure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If there's another suggestion of how to correlate the data, we're all ears</text:p>
          </table:table-cell>
          <table:table-cell table:number-columns-repeated="2"/>
          <table:table-cell office:value-type="string">
            <text:p>Human Capital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>
            <text:p>Global economic stories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number-columns-repeated="4"/>
          <table:table-cell table:style-name="ce2"/>
          <table:table-cell table:style-name="ce16"/>
          <table:table-cell table:number-columns-repeated="1018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eoFRED Series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9" table:default-cell-style-name="Excel_20_Built-in_20_Normal"/>
        <table:table-row table:style-name="ro8">
          <table:table-cell office:value-type="string">
            <text:p>Series in GeoFRED, so this representative</text:p>
          </table:table-cell>
          <table:table-cell table:number-columns-repeated="1023"/>
        </table:table-row>
        <table:table-row table:style-name="ro8">
          <table:table-cell office:value-type="string">
            <text:p>From Data Series Column on Sheet1</text:p>
          </table:table-cell>
          <table:table-cell office:value-type="string">
            <text:p>Title</text:p>
          </table:table-cell>
          <table:table-cell office:value-type="string">
            <text:p>Geography Level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office:value-type="string">
            <text:p>Seasonality</text:p>
          </table:table-cell>
          <table:table-cell table:number-columns-repeated="1018"/>
        </table:table-row>
        <table:table-row table:style-name="ro8">
          <table:table-cell office:value-type="string">
            <text:p>Unemployment by county</text:p>
          </table:table-cell>
          <table:table-cell office:value-type="string">
            <text:p>Unemployment Rate</text:p>
          </table:table-cell>
          <table:table-cell office:value-type="string">
            <text:p>County</text:p>
          </table:table-cell>
          <table:table-cell office:value-type="string">
            <text:p>Monthly</text:p>
          </table:table-cell>
          <table:table-cell office:value-type="string">
            <text:p>Percent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Total Gross Domestic Product per capita, by state</text:p>
          </table:table-cell>
          <table:table-cell office:value-type="string">
            <text:p>Total Gross Domestic Product by State</text:p>
          </table:table-cell>
          <table:table-cell office:value-type="string">
            <text:p>State</text:p>
          </table:table-cell>
          <table:table-cell office:value-type="string">
            <text:p>Annual</text:p>
          </table:table-cell>
          <table:table-cell office:value-type="string">
            <text:p>Dollars Per Capita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education level by state</text:p>
          </table:table-cell>
          <table:table-cell office:value-type="string">
            <text:p>People 25 Years and Over Who Have Completed a Bachelor's Degree</text:p>
          </table:table-cell>
          <table:table-cell office:value-type="string">
            <text:p>State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Per capita GDP</text:p>
          </table:table-cell>
          <table:table-cell table:style-name="ce26" office:value-type="string">
            <text:p>Constant GDP per capita</text:p>
          </table:table-cell>
          <table:table-cell office:value-type="string">
            <text:p>Nation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Population over 65 (% of total)</text:p>
          </table:table-cell>
          <table:table-cell office:value-type="string">
            <text:p>Population ages 65 and above</text:p>
          </table:table-cell>
          <table:table-cell office:value-type="string">
            <text:p>Nation</text:p>
          </table:table-cell>
          <table:table-cell office:value-type="string">
            <text:p>Annual</text:p>
          </table:table-cell>
          <table:table-cell office:value-type="string">
            <text:p>Percent of Total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Net migration (per capita)</text:p>
          </table:table-cell>
          <table:table-cell office:value-type="string">
            <text:p>Net migration</text:p>
          </table:table-cell>
          <table:table-cell office:value-type="string">
            <text:p>Nation</text:p>
          </table:table-cell>
          <table:table-cell office:value-type="string">
            <text:p>Annual</text:p>
          </table:table-cell>
          <table:table-cell office:value-type="string">
            <text:p>People Per Capita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% of households with internet access</text:p>
          </table:table-cell>
          <table:table-cell office:value-type="string">
            <text:p>Internet users</text:p>
          </table:table-cell>
          <table:table-cell office:value-type="string">
            <text:p>Nation</text:p>
          </table:table-cell>
          <table:table-cell office:value-type="string">
            <text:p>Annual</text:p>
          </table:table-cell>
          <table:table-cell office:value-type="string">
            <text:p>Per 100 People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Ease of doing business index </text:p>
          </table:table-cell>
          <table:table-cell office:value-type="string">
            <text:p>Ease of doing business index</text:p>
          </table:table-cell>
          <table:table-cell office:value-type="string">
            <text:p>Nation</text:p>
          </table:table-cell>
          <table:table-cell office:value-type="string">
            <text:p>Annual</text:p>
          </table:table-cell>
          <table:table-cell office:value-type="string">
            <text:p>1=Most Business-friendly Regulations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>
          <table:table-cell office:value-type="string">
            <text:p>some college education by 25-34 cohort</text:p>
          </table:table-cell>
          <table:table-cell office:value-type="string">
            <text:p>Barro-Lee: Population age 25+ with tertiary schooling. Total (Incomplete and Completed Tertiary)</text:p>
          </table:table-cell>
          <table:table-cell office:value-type="string">
            <text:p>Nation</text:p>
          </table:table-cell>
          <table:table-cell office:value-type="string">
            <text:p>5-Years</text:p>
          </table:table-cell>
          <table:table-cell office:value-type="string">
            <text:p>Percent</text:p>
          </table:table-cell>
          <table:table-cell office:value-type="string">
            <text:p>Not Seasonally Adjusted</text:p>
          </table:table-cell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SP Ed Attain Scatterplot" table:style-name="ta3" table:print="false">
        <office:forms form:automatic-focus="false" form:apply-design-mode="false"/>
        <table:table-column table:style-name="co13" table:number-columns-repeated="1024" table:default-cell-style-name="Excel_20_Built-in_20_Normal"/>
        <table:table-row table:style-name="ro8">
          <table:table-cell table:style-name="ce27" office:value-type="string">
            <text:p>Total Gross Domestic Product by State</text:p>
          </table:table-cell>
          <table:table-cell table:number-columns-repeated="1023"/>
        </table:table-row>
        <table:table-row table:style-name="ro8"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table:number-columns-repeated="1019"/>
        </table:table-row>
        <table:table-row table:style-name="ro8">
          <table:table-cell office:value-type="string">
            <text:p>KYNGSP</text:p>
          </table:table-cell>
          <table:table-cell office:value-type="string">
            <text:p>Total Gross Domestic Product by State for Kentuck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HINGSP</text:p>
          </table:table-cell>
          <table:table-cell office:value-type="string">
            <text:p>Total Gross Domestic Product by State for Hawai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LANGSP</text:p>
          </table:table-cell>
          <table:table-cell office:value-type="string">
            <text:p>Total Gross Domestic Product by State for Louisi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FLNGSP</text:p>
          </table:table-cell>
          <table:table-cell office:value-type="string">
            <text:p>Total Gross Domestic Product by State for Flori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INGSP</text:p>
          </table:table-cell>
          <table:table-cell office:value-type="string">
            <text:p>Total Gross Domestic Product by State for Michig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TNGSP</text:p>
          </table:table-cell>
          <table:table-cell office:value-type="string">
            <text:p>Total Gross Domestic Product by State for Mont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YNGSP</text:p>
          </table:table-cell>
          <table:table-cell office:value-type="string">
            <text:p>Total Gross Domestic Product by State for New York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OHNGSP</text:p>
          </table:table-cell>
          <table:table-cell office:value-type="string">
            <text:p>Total Gross Domestic Product by State for Ohi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VNGSP</text:p>
          </table:table-cell>
          <table:table-cell office:value-type="string">
            <text:p>Total Gross Domestic Product by State for Neva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ARNGSP</text:p>
          </table:table-cell>
          <table:table-cell office:value-type="string">
            <text:p>Total Gross Domestic Product by State for Arkans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HNGSP</text:p>
          </table:table-cell>
          <table:table-cell office:value-type="string">
            <text:p>Total Gross Domestic Product by State for New Hampshi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KSNGSP</text:p>
          </table:table-cell>
          <table:table-cell office:value-type="string">
            <text:p>Total Gross Domestic Product by State for Kans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TNNGSP</text:p>
          </table:table-cell>
          <table:table-cell office:value-type="string">
            <text:p>Total Gross Domestic Product by State for Tennesse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UTNGSP</text:p>
          </table:table-cell>
          <table:table-cell office:value-type="string">
            <text:p>Total Gross Domestic Product by State for Utah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VTNGSP</text:p>
          </table:table-cell>
          <table:table-cell office:value-type="string">
            <text:p>Total Gross Domestic Product by State for Vermon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AKNGSP</text:p>
          </table:table-cell>
          <table:table-cell office:value-type="string">
            <text:p>Total Gross Domestic Product by State for Alask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WYNGSP</text:p>
          </table:table-cell>
          <table:table-cell office:value-type="string">
            <text:p>Total Gross Domestic Product by State for Wyoming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SNGSP</text:p>
          </table:table-cell>
          <table:table-cell office:value-type="string">
            <text:p>Total Gross Domestic Product by State for Mississipp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ORNGSP</text:p>
          </table:table-cell>
          <table:table-cell office:value-type="string">
            <text:p>Total Gross Domestic Product by State for Oreg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CONGSP</text:p>
          </table:table-cell>
          <table:table-cell office:value-type="string">
            <text:p>Total Gross Domestic Product by State for Colorad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ENGSP</text:p>
          </table:table-cell>
          <table:table-cell office:value-type="string">
            <text:p>Total Gross Domestic Product by State for Nebrask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CTNGSP</text:p>
          </table:table-cell>
          <table:table-cell office:value-type="string">
            <text:p>Total Gross Domestic Product by State for Connecticu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JNGSP</text:p>
          </table:table-cell>
          <table:table-cell office:value-type="string">
            <text:p>Total Gross Domestic Product by State for New Jerse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ENGSP</text:p>
          </table:table-cell>
          <table:table-cell office:value-type="string">
            <text:p>Total Gross Domestic Product by State for Main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GANGSP</text:p>
          </table:table-cell>
          <table:table-cell office:value-type="string">
            <text:p>Total Gross Domestic Product by State for Georg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ANGSP</text:p>
          </table:table-cell>
          <table:table-cell office:value-type="string">
            <text:p>Total Gross Domestic Product by State for Massachusett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ONGSP</text:p>
          </table:table-cell>
          <table:table-cell office:value-type="string">
            <text:p>Total Gross Domestic Product by State for Missour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NNGSP</text:p>
          </table:table-cell>
          <table:table-cell office:value-type="string">
            <text:p>Total Gross Domestic Product by State for Minnes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ILNGSP</text:p>
          </table:table-cell>
          <table:table-cell office:value-type="string">
            <text:p>Total Gross Domestic Product by State for Illinoi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IANGSP</text:p>
          </table:table-cell>
          <table:table-cell office:value-type="string">
            <text:p>Total Gross Domestic Product by State for Iow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WANGSP</text:p>
          </table:table-cell>
          <table:table-cell office:value-type="string">
            <text:p>Total Gross Domestic Product by State for Washingt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INNGSP</text:p>
          </table:table-cell>
          <table:table-cell office:value-type="string">
            <text:p>Total Gross Domestic Product by State for Indi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CANGSP</text:p>
          </table:table-cell>
          <table:table-cell office:value-type="string">
            <text:p>Total Gross Domestic Product by State for Califor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CNGSP</text:p>
          </table:table-cell>
          <table:table-cell office:value-type="string">
            <text:p>Total Gross Domestic Product by State for North Carol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IDNGSP</text:p>
          </table:table-cell>
          <table:table-cell office:value-type="string">
            <text:p>Total Gross Domestic Product by State for Idah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AZNGSP</text:p>
          </table:table-cell>
          <table:table-cell office:value-type="string">
            <text:p>Total Gross Domestic Product by State for Arizo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WVNGSP</text:p>
          </table:table-cell>
          <table:table-cell office:value-type="string">
            <text:p>Total Gross Domestic Product by State for West Virgi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MDNGSP</text:p>
          </table:table-cell>
          <table:table-cell office:value-type="string">
            <text:p>Total Gross Domestic Product by State for Mary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WINGSP</text:p>
          </table:table-cell>
          <table:table-cell office:value-type="string">
            <text:p>Total Gross Domestic Product by State for Wiscons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MNGSP</text:p>
          </table:table-cell>
          <table:table-cell office:value-type="string">
            <text:p>Total Gross Domestic Product by State for New Mexi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ALNGSP</text:p>
          </table:table-cell>
          <table:table-cell office:value-type="string">
            <text:p>Total Gross Domestic Product by State for Alabam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NDNGSP</text:p>
          </table:table-cell>
          <table:table-cell office:value-type="string">
            <text:p>Total Gross Domestic Product by State for North Dak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SCNGSP</text:p>
          </table:table-cell>
          <table:table-cell office:value-type="string">
            <text:p>Total Gross Domestic Product by State for South Carol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RINGSP</text:p>
          </table:table-cell>
          <table:table-cell office:value-type="string">
            <text:p>Total Gross Domestic Product by State for Rhode Is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OKNGSP</text:p>
          </table:table-cell>
          <table:table-cell office:value-type="string">
            <text:p>Total Gross Domestic Product by State for Oklahom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DENGSP</text:p>
          </table:table-cell>
          <table:table-cell office:value-type="string">
            <text:p>Total Gross Domestic Product by State for Delawa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DCNGSP</text:p>
          </table:table-cell>
          <table:table-cell office:value-type="string">
            <text:p>Total Gross Domestic Product by State for the District of Colum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PANGSP</text:p>
          </table:table-cell>
          <table:table-cell office:value-type="string">
            <text:p>Total Gross Domestic Product by State for Pennsylv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VANGSP</text:p>
          </table:table-cell>
          <table:table-cell office:value-type="string">
            <text:p>Total Gross Domestic Product by State for Virgi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SDNGSP</text:p>
          </table:table-cell>
          <table:table-cell office:value-type="string">
            <text:p>Total Gross Domestic Product by State for South Dak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office:value-type="string">
            <text:p>TXNGSP</text:p>
          </table:table-cell>
          <table:table-cell office:value-type="string">
            <text:p>Total Gross Domestic Product by State for Tex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Millions of Dollars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27" office:value-type="string">
            <text:p>Education Level by State</text:p>
          </table:table-cell>
          <table:table-cell table:number-columns-repeated="1023"/>
        </table:table-row>
        <table:table-row table:style-name="ro8"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table:number-columns-repeated="1019"/>
        </table:table-row>
        <table:table-row table:style-name="ro8">
          <table:table-cell office:value-type="string">
            <text:p>GCT1502AK</text:p>
          </table:table-cell>
          <table:table-cell office:value-type="string">
            <text:p>People 25 Years and Over Who Have Completed a Bachelor's Degree for Alask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AL</text:p>
          </table:table-cell>
          <table:table-cell office:value-type="string">
            <text:p>People 25 Years and Over Who Have Completed a Bachelor's Degree for Alabam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AR</text:p>
          </table:table-cell>
          <table:table-cell office:value-type="string">
            <text:p>People 25 Years and Over Who Have Completed a Bachelor's Degree for Arkans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AZ</text:p>
          </table:table-cell>
          <table:table-cell office:value-type="string">
            <text:p>People 25 Years and Over Who Have Completed a Bachelor's Degree for Arizo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CA</text:p>
          </table:table-cell>
          <table:table-cell office:value-type="string">
            <text:p>People 25 Years and Over Who Have Completed a Bachelor's Degree for Califor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CO</text:p>
          </table:table-cell>
          <table:table-cell office:value-type="string">
            <text:p>People 25 Years and Over Who Have Completed a Bachelor's Degree for Colorad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CT</text:p>
          </table:table-cell>
          <table:table-cell office:value-type="string">
            <text:p>People 25 Years and Over Who Have Completed a Bachelor's Degree for Connecticu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DC</text:p>
          </table:table-cell>
          <table:table-cell office:value-type="string">
            <text:p>People 25 Years and Over Who Have Completed a Bachelor's Degree for District of Colum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DE</text:p>
          </table:table-cell>
          <table:table-cell office:value-type="string">
            <text:p>People 25 Years and Over Who Have Completed a Bachelor's Degree for Delawa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FL</text:p>
          </table:table-cell>
          <table:table-cell office:value-type="string">
            <text:p>People 25 Years and Over Who Have Completed a Bachelor's Degree for Flori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GA</text:p>
          </table:table-cell>
          <table:table-cell office:value-type="string">
            <text:p>People 25 Years and Over Who Have Completed a Bachelor's Degree for Georg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HI</text:p>
          </table:table-cell>
          <table:table-cell office:value-type="string">
            <text:p>People 25 Years and Over Who Have Completed a Bachelor's Degree for Hawai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IA</text:p>
          </table:table-cell>
          <table:table-cell office:value-type="string">
            <text:p>People 25 Years and Over Who Have Completed a Bachelor's Degree for Iow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ID</text:p>
          </table:table-cell>
          <table:table-cell office:value-type="string">
            <text:p>People 25 Years and Over Who Have Completed a Bachelor's Degree for Idah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IL</text:p>
          </table:table-cell>
          <table:table-cell office:value-type="string">
            <text:p>People 25 Years and Over Who Have Completed a Bachelor's Degree for Illinoi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IN</text:p>
          </table:table-cell>
          <table:table-cell office:value-type="string">
            <text:p>People 25 Years and Over Who Have Completed a Bachelor's Degree for Indi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KS</text:p>
          </table:table-cell>
          <table:table-cell office:value-type="string">
            <text:p>People 25 Years and Over Who Have Completed a Bachelor's Degree for Kans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KY</text:p>
          </table:table-cell>
          <table:table-cell office:value-type="string">
            <text:p>People 25 Years and Over Who Have Completed a Bachelor's Degree for Kentuck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LA</text:p>
          </table:table-cell>
          <table:table-cell office:value-type="string">
            <text:p>People 25 Years and Over Who Have Completed a Bachelor's Degree for Louisi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A</text:p>
          </table:table-cell>
          <table:table-cell office:value-type="string">
            <text:p>People 25 Years and Over Who Have Completed a Bachelor's Degree for Massachusett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D</text:p>
          </table:table-cell>
          <table:table-cell office:value-type="string">
            <text:p>People 25 Years and Over Who Have Completed a Bachelor's Degree for Mary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E</text:p>
          </table:table-cell>
          <table:table-cell office:value-type="string">
            <text:p>People 25 Years and Over Who Have Completed a Bachelor's Degree for Main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I</text:p>
          </table:table-cell>
          <table:table-cell office:value-type="string">
            <text:p>People 25 Years and Over Who Have Completed a Bachelor's Degree for Michig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N</text:p>
          </table:table-cell>
          <table:table-cell office:value-type="string">
            <text:p>People 25 Years and Over Who Have Completed a Bachelor's Degree for Minnes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O</text:p>
          </table:table-cell>
          <table:table-cell office:value-type="string">
            <text:p>People 25 Years and Over Who Have Completed a Bachelor's Degree for Missour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S</text:p>
          </table:table-cell>
          <table:table-cell office:value-type="string">
            <text:p>People 25 Years and Over Who Have Completed a Bachelor's Degree for Mississipp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MT</text:p>
          </table:table-cell>
          <table:table-cell office:value-type="string">
            <text:p>People 25 Years and Over Who Have Completed a Bachelor's Degree for Mont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C</text:p>
          </table:table-cell>
          <table:table-cell office:value-type="string">
            <text:p>People 25 Years and Over Who Have Completed a Bachelor's Degree for North Carol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D</text:p>
          </table:table-cell>
          <table:table-cell office:value-type="string">
            <text:p>People 25 Years and Over Who Have Completed a Bachelor's Degree for North Dak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E</text:p>
          </table:table-cell>
          <table:table-cell office:value-type="string">
            <text:p>People 25 Years and Over Who Have Completed a Bachelor's Degree for Nebrask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H</text:p>
          </table:table-cell>
          <table:table-cell office:value-type="string">
            <text:p>People 25 Years and Over Who Have Completed a Bachelor's Degree for New Hampshi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J</text:p>
          </table:table-cell>
          <table:table-cell office:value-type="string">
            <text:p>People 25 Years and Over Who Have Completed a Bachelor's Degree for New Jerse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M</text:p>
          </table:table-cell>
          <table:table-cell office:value-type="string">
            <text:p>People 25 Years and Over Who Have Completed a Bachelor's Degree for New Mexi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V</text:p>
          </table:table-cell>
          <table:table-cell office:value-type="string">
            <text:p>People 25 Years and Over Who Have Completed a Bachelor's Degree for Neva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NY</text:p>
          </table:table-cell>
          <table:table-cell office:value-type="string">
            <text:p>People 25 Years and Over Who Have Completed a Bachelor's Degree for New York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OH</text:p>
          </table:table-cell>
          <table:table-cell office:value-type="string">
            <text:p>People 25 Years and Over Who Have Completed a Bachelor's Degree for Ohi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OK</text:p>
          </table:table-cell>
          <table:table-cell office:value-type="string">
            <text:p>People 25 Years and Over Who Have Completed a Bachelor's Degree for Oklahom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OR</text:p>
          </table:table-cell>
          <table:table-cell office:value-type="string">
            <text:p>People 25 Years and Over Who Have Completed a Bachelor's Degree for Oreg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PA</text:p>
          </table:table-cell>
          <table:table-cell office:value-type="string">
            <text:p>People 25 Years and Over Who Have Completed a Bachelor's Degree for Pennsylv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RI</text:p>
          </table:table-cell>
          <table:table-cell office:value-type="string">
            <text:p>People 25 Years and Over Who Have Completed a Bachelor's Degree for Rhode Is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SC</text:p>
          </table:table-cell>
          <table:table-cell office:value-type="string">
            <text:p>People 25 Years and Over Who Have Completed a Bachelor's Degree for South Carol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SD</text:p>
          </table:table-cell>
          <table:table-cell office:value-type="string">
            <text:p>People 25 Years and Over Who Have Completed a Bachelor's Degree for South Dako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TN</text:p>
          </table:table-cell>
          <table:table-cell office:value-type="string">
            <text:p>People 25 Years and Over Who Have Completed a Bachelor's Degree for Tennesse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TX</text:p>
          </table:table-cell>
          <table:table-cell office:value-type="string">
            <text:p>People 25 Years and Over Who Have Completed a Bachelor's Degree for Tex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UT</text:p>
          </table:table-cell>
          <table:table-cell office:value-type="string">
            <text:p>People 25 Years and Over Who Have Completed a Bachelor's Degree for Utah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VA</text:p>
          </table:table-cell>
          <table:table-cell office:value-type="string">
            <text:p>People 25 Years and Over Who Have Completed a Bachelor's Degree for Virgi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VT</text:p>
          </table:table-cell>
          <table:table-cell office:value-type="string">
            <text:p>People 25 Years and Over Who Have Completed a Bachelor's Degree for Vermon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WA</text:p>
          </table:table-cell>
          <table:table-cell office:value-type="string">
            <text:p>People 25 Years and Over Who Have Completed a Bachelor's Degree for Washingt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WI</text:p>
          </table:table-cell>
          <table:table-cell office:value-type="string">
            <text:p>People 25 Years and Over Who Have Completed a Bachelor's Degree for Wiscons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WV</text:p>
          </table:table-cell>
          <table:table-cell office:value-type="string">
            <text:p>People 25 Years and Over Who Have Completed a Bachelor's Degree for West Virgi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>
          <table:table-cell office:value-type="string">
            <text:p>GCT1502WY</text:p>
          </table:table-cell>
          <table:table-cell office:value-type="string">
            <text:p>People 25 Years and Over Who Have Completed a Bachelor's Degree for Wyoming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8" table:number-rows-repeated="10484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PI Line Graph" table:style-name="ta4" table:print="false">
        <office:forms form:automatic-focus="false" form:apply-design-mode="false"/>
        <table:table-column table:style-name="co13" table:number-columns-repeated="1024" table:default-cell-style-name="Excel_20_Built-in_20_Normal"/>
        <table:table-row table:style-name="ro8"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table:number-columns-repeated="1019"/>
        </table:table-row>
        <table:table-row table:style-name="ro8">
          <table:table-cell office:value-type="string">
            <text:p>CPIAUCNS</text:p>
          </table:table-cell>
          <table:table-cell office:value-type="string">
            <text:p>Consumer Price Index for All Urban Consumers: All Items</text:p>
          </table:table-cell>
          <table:table-cell office:value-type="string">
            <text:p>Not Seasonally Adjusted</text:p>
          </table:table-cell>
          <table:table-cell office:value-type="string">
            <text:p>Monthly</text:p>
          </table:table-cell>
          <table:table-cell office:value-type="string">
            <text:p>Index 1982-84=100</text:p>
          </table:table-cell>
          <table:table-cell table:number-columns-repeated="1019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DP Net Migration Scatter Plot" table:style-name="ta5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3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13" table:number-columns-repeated="1016" table:default-cell-style-name="Excel_20_Built-in_20_Normal"/>
        <table:table-row table:style-name="ro8">
          <table:table-cell table:style-name="ce27" office:value-type="string">
            <text:p>Per capita GDP</text:p>
          </table:table-cell>
          <table:table-cell table:number-columns-repeated="1023"/>
        </table:table-row>
        <table:table-row table:style-name="ro8"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table:number-columns-repeated="1019"/>
        </table:table-row>
        <table:table-row table:style-name="ro8">
          <table:table-cell office:value-type="string">
            <text:p>NYGDPPCAPKDABW</text:p>
          </table:table-cell>
          <table:table-cell office:value-type="string">
            <text:p>Constant GDP per capita for Arub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FG</text:p>
          </table:table-cell>
          <table:table-cell office:value-type="string">
            <text:p>Constant GDP per capita for the Islamic Republic of Afghani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GO</text:p>
          </table:table-cell>
          <table:table-cell office:value-type="string">
            <text:p>Constant GDP per capita for Angol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LB</text:p>
          </table:table-cell>
          <table:table-cell office:value-type="string">
            <text:p>Constant GDP per capita for Alb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ND</text:p>
          </table:table-cell>
          <table:table-cell office:value-type="string">
            <text:p>Constant GDP per capita for Andorr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RE</text:p>
          </table:table-cell>
          <table:table-cell office:value-type="string">
            <text:p>Constant GDP per capita for the United Arab Emirat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RG</text:p>
          </table:table-cell>
          <table:table-cell office:value-type="string">
            <text:p>Constant GDP per capita for Argent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RM</text:p>
          </table:table-cell>
          <table:table-cell office:value-type="string">
            <text:p>Constant GDP per capita for Arme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TG</text:p>
          </table:table-cell>
          <table:table-cell office:value-type="string">
            <text:p>Constant GDP per capita for Antigua and Barbu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US</text:p>
          </table:table-cell>
          <table:table-cell office:value-type="string">
            <text:p>Constant GDP per capita for Austral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UT</text:p>
          </table:table-cell>
          <table:table-cell office:value-type="string">
            <text:p>Constant GDP per capita for Austr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AZE</text:p>
          </table:table-cell>
          <table:table-cell office:value-type="string">
            <text:p>Constant GDP per capita for Azerbaij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DI</text:p>
          </table:table-cell>
          <table:table-cell office:value-type="string">
            <text:p>Constant GDP per capita for Burund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EL</text:p>
          </table:table-cell>
          <table:table-cell office:value-type="string">
            <text:p>Constant GDP per capita for Belgium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EN</text:p>
          </table:table-cell>
          <table:table-cell office:value-type="string">
            <text:p>Constant GDP per capita for Ben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FA</text:p>
          </table:table-cell>
          <table:table-cell office:value-type="string">
            <text:p>Constant GDP per capita for Burkina Fas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GD</text:p>
          </table:table-cell>
          <table:table-cell office:value-type="string">
            <text:p>Constant GDP per capita for Bangladesh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GR</text:p>
          </table:table-cell>
          <table:table-cell office:value-type="string">
            <text:p>Constant GDP per capita for Bulgar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HR</text:p>
          </table:table-cell>
          <table:table-cell office:value-type="string">
            <text:p>Constant GDP per capita for Bahra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HS</text:p>
          </table:table-cell>
          <table:table-cell office:value-type="string">
            <text:p>Constant GDP per capita for The Baham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IH</text:p>
          </table:table-cell>
          <table:table-cell office:value-type="string">
            <text:p>Constant GDP per capita for Bosnia and Herzegov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LR</text:p>
          </table:table-cell>
          <table:table-cell office:value-type="string">
            <text:p>Constant GDP per capita for Belaru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LZ</text:p>
          </table:table-cell>
          <table:table-cell office:value-type="string">
            <text:p>Constant GDP per capita for Beliz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MU</text:p>
          </table:table-cell>
          <table:table-cell office:value-type="string">
            <text:p>Constant GDP per capita for Bermu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OL</text:p>
          </table:table-cell>
          <table:table-cell office:value-type="string">
            <text:p>Constant GDP per capita for the Plurinational State of Boliv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RA</text:p>
          </table:table-cell>
          <table:table-cell office:value-type="string">
            <text:p>Constant GDP per capita for Brazil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RB</text:p>
          </table:table-cell>
          <table:table-cell office:value-type="string">
            <text:p>Constant GDP per capita for Barbado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RN</text:p>
          </table:table-cell>
          <table:table-cell office:value-type="string">
            <text:p>Constant GDP per capita for Brunei Darussalam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TN</text:p>
          </table:table-cell>
          <table:table-cell office:value-type="string">
            <text:p>Constant GDP per capita for Bhu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BWA</text:p>
          </table:table-cell>
          <table:table-cell office:value-type="string">
            <text:p>Constant GDP per capita for Botsw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AF</text:p>
          </table:table-cell>
          <table:table-cell office:value-type="string">
            <text:p>Constant GDP per capita for the Central African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AN</text:p>
          </table:table-cell>
          <table:table-cell office:value-type="string">
            <text:p>Constant GDP per capita for Cana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HE</text:p>
          </table:table-cell>
          <table:table-cell office:value-type="string">
            <text:p>Constant GDP per capita for Switzer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HL</text:p>
          </table:table-cell>
          <table:table-cell office:value-type="string">
            <text:p>Constant GDP per capita for Chil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HN</text:p>
          </table:table-cell>
          <table:table-cell office:value-type="string">
            <text:p>Constant GDP per capita for Chi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IV</text:p>
          </table:table-cell>
          <table:table-cell office:value-type="string">
            <text:p>Constant GDP per capita for the Republic of Cote d'Ivoi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MR</text:p>
          </table:table-cell>
          <table:table-cell office:value-type="string">
            <text:p>Constant GDP per capita for Camero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OD</text:p>
          </table:table-cell>
          <table:table-cell office:value-type="string">
            <text:p>Constant GDP per capita for the Democratic Republic of the Cong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OG</text:p>
          </table:table-cell>
          <table:table-cell office:value-type="string">
            <text:p>Constant GDP per capita for the Republic of the Cong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OL</text:p>
          </table:table-cell>
          <table:table-cell office:value-type="string">
            <text:p>Constant GDP per capita for Colom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OM</text:p>
          </table:table-cell>
          <table:table-cell office:value-type="string">
            <text:p>Constant GDP per capita for Comoro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PV</text:p>
          </table:table-cell>
          <table:table-cell office:value-type="string">
            <text:p>Constant GDP per capita for Cape Verd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RI</text:p>
          </table:table-cell>
          <table:table-cell office:value-type="string">
            <text:p>Constant GDP per capita for Costa Ric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UB</text:p>
          </table:table-cell>
          <table:table-cell office:value-type="string">
            <text:p>Constant GDP per capita for Cub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YP</text:p>
          </table:table-cell>
          <table:table-cell office:value-type="string">
            <text:p>Constant GDP per capita for Cypru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CZE</text:p>
          </table:table-cell>
          <table:table-cell office:value-type="string">
            <text:p>Constant GDP per capita for the Czech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EU</text:p>
          </table:table-cell>
          <table:table-cell office:value-type="string">
            <text:p>Constant GDP per capita for German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JI</text:p>
          </table:table-cell>
          <table:table-cell office:value-type="string">
            <text:p>Constant GDP per capita for Djibout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MA</text:p>
          </table:table-cell>
          <table:table-cell office:value-type="string">
            <text:p>Constant GDP per capita for Dominic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NK</text:p>
          </table:table-cell>
          <table:table-cell office:value-type="string">
            <text:p>Constant GDP per capita for Denmark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OM</text:p>
          </table:table-cell>
          <table:table-cell office:value-type="string">
            <text:p>Constant GDP per capita for the Dominican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DZA</text:p>
          </table:table-cell>
          <table:table-cell office:value-type="string">
            <text:p>Constant GDP per capita for Alger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CU</text:p>
          </table:table-cell>
          <table:table-cell office:value-type="string">
            <text:p>Constant GDP per capita for Ecuador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GY</text:p>
          </table:table-cell>
          <table:table-cell office:value-type="string">
            <text:p>Constant GDP per capita for Egyp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RI</text:p>
          </table:table-cell>
          <table:table-cell office:value-type="string">
            <text:p>Constant GDP per capita for Eritre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SP</text:p>
          </table:table-cell>
          <table:table-cell office:value-type="string">
            <text:p>Constant GDP per capita for Spa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ST</text:p>
          </table:table-cell>
          <table:table-cell office:value-type="string">
            <text:p>Constant GDP per capita for Esto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ETH</text:p>
          </table:table-cell>
          <table:table-cell office:value-type="string">
            <text:p>Constant GDP per capita for Ethiop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FIN</text:p>
          </table:table-cell>
          <table:table-cell office:value-type="string">
            <text:p>Constant GDP per capita for Fin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FJI</text:p>
          </table:table-cell>
          <table:table-cell office:value-type="string">
            <text:p>Constant GDP per capita for Fij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FRA</text:p>
          </table:table-cell>
          <table:table-cell office:value-type="string">
            <text:p>Constant GDP per capita for Franc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FRO</text:p>
          </table:table-cell>
          <table:table-cell office:value-type="string">
            <text:p>Constant GDP per capita for the Faroe Island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FSM</text:p>
          </table:table-cell>
          <table:table-cell office:value-type="string">
            <text:p>Constant GDP per capita for the Federated States of Micrones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AB</text:p>
          </table:table-cell>
          <table:table-cell office:value-type="string">
            <text:p>Constant GDP per capita for Gab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BR</text:p>
          </table:table-cell>
          <table:table-cell office:value-type="string">
            <text:p>Constant GDP per capita for the United Kingdom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EO</text:p>
          </table:table-cell>
          <table:table-cell office:value-type="string">
            <text:p>Constant GDP per capita for Georg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HA</text:p>
          </table:table-cell>
          <table:table-cell office:value-type="string">
            <text:p>Constant GDP per capita for Gh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IN</text:p>
          </table:table-cell>
          <table:table-cell office:value-type="string">
            <text:p>Constant GDP per capita for Guine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MB</text:p>
          </table:table-cell>
          <table:table-cell office:value-type="string">
            <text:p>Constant GDP per capita for the Republic of the Gam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NB</text:p>
          </table:table-cell>
          <table:table-cell office:value-type="string">
            <text:p>Constant GDP per capita for Guinea-Bissau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NQ</text:p>
          </table:table-cell>
          <table:table-cell office:value-type="string">
            <text:p>Constant GDP per capita for Equatorial Guine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RC</text:p>
          </table:table-cell>
          <table:table-cell office:value-type="string">
            <text:p>Constant GDP per capita for Greec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RD</text:p>
          </table:table-cell>
          <table:table-cell office:value-type="string">
            <text:p>Constant GDP per capita for Grena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RL</text:p>
          </table:table-cell>
          <table:table-cell office:value-type="string">
            <text:p>Constant GDP per capita for Green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TM</text:p>
          </table:table-cell>
          <table:table-cell office:value-type="string">
            <text:p>Constant GDP per capita for Guatemal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GUY</text:p>
          </table:table-cell>
          <table:table-cell office:value-type="string">
            <text:p>Constant GDP per capita for Guyan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HKG</text:p>
          </table:table-cell>
          <table:table-cell office:value-type="string">
            <text:p>Constant GDP per capita for Hong Kong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HND</text:p>
          </table:table-cell>
          <table:table-cell office:value-type="string">
            <text:p>Constant GDP per capita for Hondura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HRV</text:p>
          </table:table-cell>
          <table:table-cell office:value-type="string">
            <text:p>Constant GDP per capita for Croat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HTI</text:p>
          </table:table-cell>
          <table:table-cell office:value-type="string">
            <text:p>Constant GDP per capita for Hait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HUN</text:p>
          </table:table-cell>
          <table:table-cell office:value-type="string">
            <text:p>Constant GDP per capita for Hungar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DN</text:p>
          </table:table-cell>
          <table:table-cell office:value-type="string">
            <text:p>Constant GDP per capita for Indones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MN</text:p>
          </table:table-cell>
          <table:table-cell office:value-type="string">
            <text:p>Constant GDP per capita for the Isle of M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ND</text:p>
          </table:table-cell>
          <table:table-cell office:value-type="string">
            <text:p>Constant GDP per capita for Ind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RL</text:p>
          </table:table-cell>
          <table:table-cell office:value-type="string">
            <text:p>Constant GDP per capita for Ire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RN</text:p>
          </table:table-cell>
          <table:table-cell office:value-type="string">
            <text:p>Constant GDP per capita for the Islamic Republic of Ir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RQ</text:p>
          </table:table-cell>
          <table:table-cell office:value-type="string">
            <text:p>Constant GDP per capita for Iraq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SL</text:p>
          </table:table-cell>
          <table:table-cell office:value-type="string">
            <text:p>Constant GDP per capita for Ice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SR</text:p>
          </table:table-cell>
          <table:table-cell office:value-type="string">
            <text:p>Constant GDP per capita for Israel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ITA</text:p>
          </table:table-cell>
          <table:table-cell office:value-type="string">
            <text:p>Constant GDP per capita for Ital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JAM</text:p>
          </table:table-cell>
          <table:table-cell office:value-type="string">
            <text:p>Constant GDP per capita for Jamaic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JOR</text:p>
          </table:table-cell>
          <table:table-cell office:value-type="string">
            <text:p>Constant GDP per capita for Jord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JPN</text:p>
          </table:table-cell>
          <table:table-cell office:value-type="string">
            <text:p>Constant GDP per capita for Jap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AZ</text:p>
          </table:table-cell>
          <table:table-cell office:value-type="string">
            <text:p>Constant GDP per capita for Kazakh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EN</text:p>
          </table:table-cell>
          <table:table-cell office:value-type="string">
            <text:p>Constant GDP per capita for Keny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GZ</text:p>
          </table:table-cell>
          <table:table-cell office:value-type="string">
            <text:p>Constant GDP per capita for the Kyrgyz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HM</text:p>
          </table:table-cell>
          <table:table-cell office:value-type="string">
            <text:p>Constant GDP per capita for Cambod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IR</text:p>
          </table:table-cell>
          <table:table-cell office:value-type="string">
            <text:p>Constant GDP per capita for Kiribat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NA</text:p>
          </table:table-cell>
          <table:table-cell office:value-type="string">
            <text:p>Constant GDP per capita for St. Kitts and Nevi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OR</text:p>
          </table:table-cell>
          <table:table-cell office:value-type="string">
            <text:p>Constant GDP per capita for the Republic of Kore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SV</text:p>
          </table:table-cell>
          <table:table-cell office:value-type="string">
            <text:p>Constant GDP per capita for Kosov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KWT</text:p>
          </table:table-cell>
          <table:table-cell office:value-type="string">
            <text:p>Constant GDP per capita for Kuwait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AO</text:p>
          </table:table-cell>
          <table:table-cell office:value-type="string">
            <text:p>Constant GDP per capita for the Lao People's Democratic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BN</text:p>
          </table:table-cell>
          <table:table-cell office:value-type="string">
            <text:p>Constant GDP per capita for Leban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BR</text:p>
          </table:table-cell>
          <table:table-cell office:value-type="string">
            <text:p>Constant GDP per capita for Liber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BY</text:p>
          </table:table-cell>
          <table:table-cell office:value-type="string">
            <text:p>Constant GDP per capita for Libyan Arab Jamahiriy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CA</text:p>
          </table:table-cell>
          <table:table-cell office:value-type="string">
            <text:p>Constant GDP per capita for St. Luc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IE</text:p>
          </table:table-cell>
          <table:table-cell office:value-type="string">
            <text:p>Constant GDP per capita for Liechtenstei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KA</text:p>
          </table:table-cell>
          <table:table-cell office:value-type="string">
            <text:p>Constant GDP per capita for Sri Lank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SO</text:p>
          </table:table-cell>
          <table:table-cell office:value-type="string">
            <text:p>Constant GDP per capita for Lesoth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TU</text:p>
          </table:table-cell>
          <table:table-cell office:value-type="string">
            <text:p>Constant GDP per capita for Lithu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UX</text:p>
          </table:table-cell>
          <table:table-cell office:value-type="string">
            <text:p>Constant GDP per capita for Luxembourg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LVA</text:p>
          </table:table-cell>
          <table:table-cell office:value-type="string">
            <text:p>Constant GDP per capita for Latv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AC</text:p>
          </table:table-cell>
          <table:table-cell office:value-type="string">
            <text:p>Constant GDP per capita for Maca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AR</text:p>
          </table:table-cell>
          <table:table-cell office:value-type="string">
            <text:p>Constant GDP per capita for Moroc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CO</text:p>
          </table:table-cell>
          <table:table-cell office:value-type="string">
            <text:p>Constant GDP per capita for Mona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DA</text:p>
          </table:table-cell>
          <table:table-cell office:value-type="string">
            <text:p>Constant GDP per capita for the Republic of Moldov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DG</text:p>
          </table:table-cell>
          <table:table-cell office:value-type="string">
            <text:p>Constant GDP per capita for Madagascar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DV</text:p>
          </table:table-cell>
          <table:table-cell office:value-type="string">
            <text:p>Constant GDP per capita for Maldiv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EX</text:p>
          </table:table-cell>
          <table:table-cell office:value-type="string">
            <text:p>Constant GDP per capita for Mexi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HL</text:p>
          </table:table-cell>
          <table:table-cell office:value-type="string">
            <text:p>Constant GDP per capita for the Marshall Island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KD</text:p>
          </table:table-cell>
          <table:table-cell office:value-type="string">
            <text:p>Constant GDP per capita for the former Yugoslav Republic of Macedo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LI</text:p>
          </table:table-cell>
          <table:table-cell office:value-type="string">
            <text:p>Constant GDP per capita for Mal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LT</text:p>
          </table:table-cell>
          <table:table-cell office:value-type="string">
            <text:p>Constant GDP per capita for Malt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NE</text:p>
          </table:table-cell>
          <table:table-cell office:value-type="string">
            <text:p>Constant GDP per capita for Montenegr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NG</text:p>
          </table:table-cell>
          <table:table-cell office:value-type="string">
            <text:p>Constant GDP per capita for Mongol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OZ</text:p>
          </table:table-cell>
          <table:table-cell office:value-type="string">
            <text:p>Constant GDP per capita for Mozambiqu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RT</text:p>
          </table:table-cell>
          <table:table-cell office:value-type="string">
            <text:p>Constant GDP per capita for Maurit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US</text:p>
          </table:table-cell>
          <table:table-cell office:value-type="string">
            <text:p>Constant GDP per capita for Mauritiu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WI</text:p>
          </table:table-cell>
          <table:table-cell office:value-type="string">
            <text:p>Constant GDP per capita for Malawi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MYS</text:p>
          </table:table-cell>
          <table:table-cell office:value-type="string">
            <text:p>Constant GDP per capita for Malays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AM</text:p>
          </table:table-cell>
          <table:table-cell office:value-type="string">
            <text:p>Constant GDP per capita for Nami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ER</text:p>
          </table:table-cell>
          <table:table-cell office:value-type="string">
            <text:p>Constant GDP per capita for Niger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GA</text:p>
          </table:table-cell>
          <table:table-cell office:value-type="string">
            <text:p>Constant GDP per capita for Niger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IC</text:p>
          </table:table-cell>
          <table:table-cell office:value-type="string">
            <text:p>Constant GDP per capita for Nicaragu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LD</text:p>
          </table:table-cell>
          <table:table-cell office:value-type="string">
            <text:p>Constant GDP per capita for the Netherland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OR</text:p>
          </table:table-cell>
          <table:table-cell office:value-type="string">
            <text:p>Constant GDP per capita for Norwa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PL</text:p>
          </table:table-cell>
          <table:table-cell office:value-type="string">
            <text:p>Constant GDP per capita for Nepal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NZL</text:p>
          </table:table-cell>
          <table:table-cell office:value-type="string">
            <text:p>Constant GDP per capita for New Zea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OMN</text:p>
          </table:table-cell>
          <table:table-cell office:value-type="string">
            <text:p>Constant GDP per capita for Om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AK</text:p>
          </table:table-cell>
          <table:table-cell office:value-type="string">
            <text:p>Constant GDP per capita for Paki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AN</text:p>
          </table:table-cell>
          <table:table-cell office:value-type="string">
            <text:p>Constant GDP per capita for Panam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ER</text:p>
          </table:table-cell>
          <table:table-cell office:value-type="string">
            <text:p>Constant GDP per capita for Peru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HL</text:p>
          </table:table-cell>
          <table:table-cell office:value-type="string">
            <text:p>Constant GDP per capita for the Philippin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LW</text:p>
          </table:table-cell>
          <table:table-cell office:value-type="string">
            <text:p>Constant GDP per capita for Palau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NG</text:p>
          </table:table-cell>
          <table:table-cell office:value-type="string">
            <text:p>Constant GDP per capita for Papua New Guine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OL</text:p>
          </table:table-cell>
          <table:table-cell office:value-type="string">
            <text:p>Constant GDP per capita for Po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RI</text:p>
          </table:table-cell>
          <table:table-cell office:value-type="string">
            <text:p>Constant GDP per capita for Puerto Ric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RT</text:p>
          </table:table-cell>
          <table:table-cell office:value-type="string">
            <text:p>Constant GDP per capita for Portugal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RY</text:p>
          </table:table-cell>
          <table:table-cell office:value-type="string">
            <text:p>Constant GDP per capita for Paragua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PSE</text:p>
          </table:table-cell>
          <table:table-cell office:value-type="string">
            <text:p>Constant GDP per capita for the Occupied Palestinian Territor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QAT</text:p>
          </table:table-cell>
          <table:table-cell office:value-type="string">
            <text:p>Constant GDP per capita for Qatar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ROU</text:p>
          </table:table-cell>
          <table:table-cell office:value-type="string">
            <text:p>Constant GDP per capita for Rom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RUS</text:p>
          </table:table-cell>
          <table:table-cell office:value-type="string">
            <text:p>Constant GDP per capita for the Russian Federatio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RWA</text:p>
          </table:table-cell>
          <table:table-cell office:value-type="string">
            <text:p>Constant GDP per capita for Rwan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AU</text:p>
          </table:table-cell>
          <table:table-cell office:value-type="string">
            <text:p>Constant GDP per capita for Saudi Ara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DN</text:p>
          </table:table-cell>
          <table:table-cell office:value-type="string">
            <text:p>Constant GDP per capita for the Sud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EN</text:p>
          </table:table-cell>
          <table:table-cell office:value-type="string">
            <text:p>Constant GDP per capita for Senegal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GP</text:p>
          </table:table-cell>
          <table:table-cell office:value-type="string">
            <text:p>Constant GDP per capita for Singapor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LB</text:p>
          </table:table-cell>
          <table:table-cell office:value-type="string">
            <text:p>Constant GDP per capita for the Solomon Island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LE</text:p>
          </table:table-cell>
          <table:table-cell office:value-type="string">
            <text:p>Constant GDP per capita for Sierra Leon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LV</text:p>
          </table:table-cell>
          <table:table-cell office:value-type="string">
            <text:p>Constant GDP per capita for El Salvador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MR</text:p>
          </table:table-cell>
          <table:table-cell office:value-type="string">
            <text:p>Constant GDP per capita for San Marin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RB</text:p>
          </table:table-cell>
          <table:table-cell office:value-type="string">
            <text:p>Constant GDP per capita for Ser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TP</text:p>
          </table:table-cell>
          <table:table-cell office:value-type="string">
            <text:p>Constant GDP per capita for Sao Tome and Princip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UR</text:p>
          </table:table-cell>
          <table:table-cell office:value-type="string">
            <text:p>Constant GDP per capita for Surinam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VK</text:p>
          </table:table-cell>
          <table:table-cell office:value-type="string">
            <text:p>Constant GDP per capita for the Slovak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VN</text:p>
          </table:table-cell>
          <table:table-cell office:value-type="string">
            <text:p>Constant GDP per capita for Slove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WE</text:p>
          </table:table-cell>
          <table:table-cell office:value-type="string">
            <text:p>Constant GDP per capita for Swede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WZ</text:p>
          </table:table-cell>
          <table:table-cell office:value-type="string">
            <text:p>Constant GDP per capita for Swazi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YC</text:p>
          </table:table-cell>
          <table:table-cell office:value-type="string">
            <text:p>Constant GDP per capita for Seychell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SYR</text:p>
          </table:table-cell>
          <table:table-cell office:value-type="string">
            <text:p>Constant GDP per capita for the Syrian Arab Republic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CD</text:p>
          </table:table-cell>
          <table:table-cell office:value-type="string">
            <text:p>Constant GDP per capita for Cha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GO</text:p>
          </table:table-cell>
          <table:table-cell office:value-type="string">
            <text:p>Constant GDP per capita for Tog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HA</text:p>
          </table:table-cell>
          <table:table-cell office:value-type="string">
            <text:p>Constant GDP per capita for Thailand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JK</text:p>
          </table:table-cell>
          <table:table-cell office:value-type="string">
            <text:p>Constant GDP per capita for Tajiki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KM</text:p>
          </table:table-cell>
          <table:table-cell office:value-type="string">
            <text:p>Constant GDP per capita for Turkmeni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LS</text:p>
          </table:table-cell>
          <table:table-cell office:value-type="string">
            <text:p>Constant GDP per capita for the Democratic Republic of Timor-Lest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ON</text:p>
          </table:table-cell>
          <table:table-cell office:value-type="string">
            <text:p>Constant GDP per capita for Tong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TO</text:p>
          </table:table-cell>
          <table:table-cell office:value-type="string">
            <text:p>Constant GDP per capita for Trinidad and Tobago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UN</text:p>
          </table:table-cell>
          <table:table-cell office:value-type="string">
            <text:p>Constant GDP per capita for Tunis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UR</text:p>
          </table:table-cell>
          <table:table-cell office:value-type="string">
            <text:p>Constant GDP per capita for Turke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UV</text:p>
          </table:table-cell>
          <table:table-cell office:value-type="string">
            <text:p>Constant GDP per capita for Tuvalu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TZA</text:p>
          </table:table-cell>
          <table:table-cell office:value-type="string">
            <text:p>Constant GDP per capita for the United Republic of Tanzan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UGA</text:p>
          </table:table-cell>
          <table:table-cell office:value-type="string">
            <text:p>Constant GDP per capita for Ugand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UKR</text:p>
          </table:table-cell>
          <table:table-cell office:value-type="string">
            <text:p>Constant GDP per capita for the Ukrain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URY</text:p>
          </table:table-cell>
          <table:table-cell office:value-type="string">
            <text:p>Constant GDP per capita for Uruguay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USA</text:p>
          </table:table-cell>
          <table:table-cell office:value-type="string">
            <text:p>Constant GDP per capita for the United Stat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UZB</text:p>
          </table:table-cell>
          <table:table-cell office:value-type="string">
            <text:p>Constant GDP per capita for Uzbekista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VCT</text:p>
          </table:table-cell>
          <table:table-cell office:value-type="string">
            <text:p>Constant GDP per capita for Saint Vincent and the Grenadines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VEN</text:p>
          </table:table-cell>
          <table:table-cell office:value-type="string">
            <text:p>Constant GDP per capita for the Bolivarian Republic of Venezuel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VNM</text:p>
          </table:table-cell>
          <table:table-cell office:value-type="string">
            <text:p>Constant GDP per capita for Viet Nam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VUT</text:p>
          </table:table-cell>
          <table:table-cell office:value-type="string">
            <text:p>Constant GDP per capita for Vanuatu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WSM</text:p>
          </table:table-cell>
          <table:table-cell office:value-type="string">
            <text:p>Constant GDP per capita for Samo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YEM</text:p>
          </table:table-cell>
          <table:table-cell office:value-type="string">
            <text:p>Constant GDP per capita for the Republic of Yemen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ZAF</text:p>
          </table:table-cell>
          <table:table-cell office:value-type="string">
            <text:p>Constant GDP per capita for South Afric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ZMB</text:p>
          </table:table-cell>
          <table:table-cell office:value-type="string">
            <text:p>Constant GDP per capita for Zambia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office:value-type="string">
            <text:p>NYGDPPCAPKDZWE</text:p>
          </table:table-cell>
          <table:table-cell office:value-type="string">
            <text:p>Constant GDP per capita for Zimbabwe</text:p>
          </table:table-cell>
          <table:table-cell office:value-type="string">
            <text:p>Not Seasonally Adjusted</text:p>
          </table:table-cell>
          <table:table-cell office:value-type="string">
            <text:p>Annual</text:p>
          </table:table-cell>
          <table:table-cell office:value-type="string">
            <text:p>2005 U.S. Dollars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27" office:value-type="string">
            <text:p>Net migration (per capita)</text:p>
          </table:table-cell>
          <table:table-cell table:number-columns-repeated="1023"/>
        </table:table-row>
        <table:table-row table:style-name="ro8"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office:value-type="string">
            <text:p>pop_series_id</text:p>
          </table:table-cell>
          <table:table-cell table:number-columns-repeated="1018"/>
        </table:table-row>
        <table:table-row table:style-name="ro8">
          <table:table-cell office:value-type="string">
            <text:p>SMPOPNETMABW</text:p>
          </table:table-cell>
          <table:table-cell office:value-type="string">
            <text:p>Net migration for Arub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AW52647NWDB</text:p>
          </table:table-cell>
          <table:table-cell table:number-columns-repeated="1018"/>
        </table:table-row>
        <table:table-row table:style-name="ro8">
          <table:table-cell office:value-type="string">
            <text:p>SMPOPNETMAFG</text:p>
          </table:table-cell>
          <table:table-cell office:value-type="string">
            <text:p>Net migration for the Islamic Republic of Afghan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GO</text:p>
          </table:table-cell>
          <table:table-cell office:value-type="string">
            <text:p>Net migration for Angol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LB</text:p>
          </table:table-cell>
          <table:table-cell office:value-type="string">
            <text:p>Net migration for Alb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RE</text:p>
          </table:table-cell>
          <table:table-cell office:value-type="string">
            <text:p>Net migration for the United Arab Emirat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RG</text:p>
          </table:table-cell>
          <table:table-cell office:value-type="string">
            <text:p>Net migration for Argent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AR52647NWDB</text:p>
          </table:table-cell>
          <table:table-cell table:number-columns-repeated="1018"/>
        </table:table-row>
        <table:table-row table:style-name="ro8">
          <table:table-cell office:value-type="string">
            <text:p>SMPOPNETMARM</text:p>
          </table:table-cell>
          <table:table-cell office:value-type="string">
            <text:p>Net migration for Arme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TG</text:p>
          </table:table-cell>
          <table:table-cell office:value-type="string">
            <text:p>Net migration for Antigua and Barbu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table:number-columns-repeated="1019"/>
        </table:table-row>
        <table:table-row table:style-name="ro8">
          <table:table-cell office:value-type="string">
            <text:p>SMPOPNETMAUS</text:p>
          </table:table-cell>
          <table:table-cell office:value-type="string">
            <text:p>Net migration for Austra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AU52647NWDB</text:p>
          </table:table-cell>
          <table:table-cell table:number-columns-repeated="1018"/>
        </table:table-row>
        <table:table-row table:style-name="ro8">
          <table:table-cell office:value-type="string">
            <text:p>SMPOPNETMAUT</text:p>
          </table:table-cell>
          <table:table-cell office:value-type="string">
            <text:p>Net migration for Aust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AT52647NWDB</text:p>
          </table:table-cell>
          <table:table-cell table:number-columns-repeated="1018"/>
        </table:table-row>
        <table:table-row table:style-name="ro8">
          <table:table-cell office:value-type="string">
            <text:p>SMPOPNETMAZE</text:p>
          </table:table-cell>
          <table:table-cell office:value-type="string">
            <text:p>Net migration for Azerbaij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AZ52647NWDB</text:p>
          </table:table-cell>
          <table:table-cell table:number-columns-repeated="1018"/>
        </table:table-row>
        <table:table-row table:style-name="ro8">
          <table:table-cell office:value-type="string">
            <text:p>SMPOPNETMBDI</text:p>
          </table:table-cell>
          <table:table-cell office:value-type="string">
            <text:p>Net migration for Burund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I52647NWDB</text:p>
          </table:table-cell>
          <table:table-cell table:number-columns-repeated="1018"/>
        </table:table-row>
        <table:table-row table:style-name="ro8">
          <table:table-cell office:value-type="string">
            <text:p>SMPOPNETMBEL</text:p>
          </table:table-cell>
          <table:table-cell office:value-type="string">
            <text:p>Net migration for Belgiu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E52647NWDB</text:p>
          </table:table-cell>
          <table:table-cell table:number-columns-repeated="1018"/>
        </table:table-row>
        <table:table-row table:style-name="ro8">
          <table:table-cell office:value-type="string">
            <text:p>SMPOPNETMBEN</text:p>
          </table:table-cell>
          <table:table-cell office:value-type="string">
            <text:p>Net migration for Ben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J52647NWDB</text:p>
          </table:table-cell>
          <table:table-cell table:number-columns-repeated="1018"/>
        </table:table-row>
        <table:table-row table:style-name="ro8">
          <table:table-cell office:value-type="string">
            <text:p>SMPOPNETMBFA</text:p>
          </table:table-cell>
          <table:table-cell office:value-type="string">
            <text:p>Net migration for Burkina Fas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F52647NWDB</text:p>
          </table:table-cell>
          <table:table-cell table:number-columns-repeated="1018"/>
        </table:table-row>
        <table:table-row table:style-name="ro8">
          <table:table-cell office:value-type="string">
            <text:p>SMPOPNETMBGD</text:p>
          </table:table-cell>
          <table:table-cell office:value-type="string">
            <text:p>Net migration for Bangladesh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D52647NWDB</text:p>
          </table:table-cell>
          <table:table-cell table:number-columns-repeated="1018"/>
        </table:table-row>
        <table:table-row table:style-name="ro8">
          <table:table-cell office:value-type="string">
            <text:p>SMPOPNETMBGR</text:p>
          </table:table-cell>
          <table:table-cell office:value-type="string">
            <text:p>Net migration for Bulga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G52647NWDB</text:p>
          </table:table-cell>
          <table:table-cell table:number-columns-repeated="1018"/>
        </table:table-row>
        <table:table-row table:style-name="ro8">
          <table:table-cell office:value-type="string">
            <text:p>SMPOPNETMBHR</text:p>
          </table:table-cell>
          <table:table-cell office:value-type="string">
            <text:p>Net migration for Bahra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H52647NWDB</text:p>
          </table:table-cell>
          <table:table-cell table:number-columns-repeated="1018"/>
        </table:table-row>
        <table:table-row table:style-name="ro8">
          <table:table-cell office:value-type="string">
            <text:p>SMPOPNETMBHS</text:p>
          </table:table-cell>
          <table:table-cell office:value-type="string">
            <text:p>Net migration for The Bahama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S52647NWDB</text:p>
          </table:table-cell>
          <table:table-cell table:number-columns-repeated="1018"/>
        </table:table-row>
        <table:table-row table:style-name="ro8">
          <table:table-cell office:value-type="string">
            <text:p>SMPOPNETMBIH</text:p>
          </table:table-cell>
          <table:table-cell office:value-type="string">
            <text:p>Net migration for Bosnia and Herzegov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A52647NWDB</text:p>
          </table:table-cell>
          <table:table-cell table:number-columns-repeated="1018"/>
        </table:table-row>
        <table:table-row table:style-name="ro8">
          <table:table-cell office:value-type="string">
            <text:p>SMPOPNETMBLR</text:p>
          </table:table-cell>
          <table:table-cell office:value-type="string">
            <text:p>Net migration for Belar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Y52647NWDB</text:p>
          </table:table-cell>
          <table:table-cell table:number-columns-repeated="1018"/>
        </table:table-row>
        <table:table-row table:style-name="ro8">
          <table:table-cell office:value-type="string">
            <text:p>SMPOPNETMBLZ</text:p>
          </table:table-cell>
          <table:table-cell office:value-type="string">
            <text:p>Net migration for Beliz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Z52647NWDB</text:p>
          </table:table-cell>
          <table:table-cell table:number-columns-repeated="1018"/>
        </table:table-row>
        <table:table-row table:style-name="ro8">
          <table:table-cell office:value-type="string">
            <text:p>SMPOPNETMBOL</text:p>
          </table:table-cell>
          <table:table-cell office:value-type="string">
            <text:p>Net migration for the Plurinational State of Boliv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O52647NWDB</text:p>
          </table:table-cell>
          <table:table-cell table:number-columns-repeated="1018"/>
        </table:table-row>
        <table:table-row table:style-name="ro8">
          <table:table-cell office:value-type="string">
            <text:p>SMPOPNETMBRA</text:p>
          </table:table-cell>
          <table:table-cell office:value-type="string">
            <text:p>Net migration for Brazi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R52647NWDB</text:p>
          </table:table-cell>
          <table:table-cell table:number-columns-repeated="1018"/>
        </table:table-row>
        <table:table-row table:style-name="ro8">
          <table:table-cell office:value-type="string">
            <text:p>SMPOPNETMBRB</text:p>
          </table:table-cell>
          <table:table-cell office:value-type="string">
            <text:p>Net migration for Barbado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B52647NWDB</text:p>
          </table:table-cell>
          <table:table-cell table:number-columns-repeated="1018"/>
        </table:table-row>
        <table:table-row table:style-name="ro8">
          <table:table-cell office:value-type="string">
            <text:p>SMPOPNETMBRN</text:p>
          </table:table-cell>
          <table:table-cell office:value-type="string">
            <text:p>Net migration for Brunei Darussal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N52647NWDB</text:p>
          </table:table-cell>
          <table:table-cell table:number-columns-repeated="1018"/>
        </table:table-row>
        <table:table-row table:style-name="ro8">
          <table:table-cell office:value-type="string">
            <text:p>SMPOPNETMBTN</text:p>
          </table:table-cell>
          <table:table-cell office:value-type="string">
            <text:p>Net migration for Bhu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T52647NWDB</text:p>
          </table:table-cell>
          <table:table-cell table:number-columns-repeated="1018"/>
        </table:table-row>
        <table:table-row table:style-name="ro8">
          <table:table-cell office:value-type="string">
            <text:p>SMPOPNETMBWA</text:p>
          </table:table-cell>
          <table:table-cell office:value-type="string">
            <text:p>Net migration for Botsw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BW52647NWDB</text:p>
          </table:table-cell>
          <table:table-cell table:number-columns-repeated="1018"/>
        </table:table-row>
        <table:table-row table:style-name="ro8">
          <table:table-cell office:value-type="string">
            <text:p>SMPOPNETMCAF</text:p>
          </table:table-cell>
          <table:table-cell office:value-type="string">
            <text:p>Net migration for the Central African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F52647NWDB</text:p>
          </table:table-cell>
          <table:table-cell table:number-columns-repeated="1018"/>
        </table:table-row>
        <table:table-row table:style-name="ro8">
          <table:table-cell office:value-type="string">
            <text:p>SMPOPNETMCAN</text:p>
          </table:table-cell>
          <table:table-cell office:value-type="string">
            <text:p>Net migration for Cana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A52647NWDB</text:p>
          </table:table-cell>
          <table:table-cell table:number-columns-repeated="1018"/>
        </table:table-row>
        <table:table-row table:style-name="ro8">
          <table:table-cell office:value-type="string">
            <text:p>SMPOPNETMCHE</text:p>
          </table:table-cell>
          <table:table-cell office:value-type="string">
            <text:p>Net migration for Switzer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H52647NWDB</text:p>
          </table:table-cell>
          <table:table-cell table:number-columns-repeated="1018"/>
        </table:table-row>
        <table:table-row table:style-name="ro8">
          <table:table-cell office:value-type="string">
            <text:p>SMPOPNETMCHL</text:p>
          </table:table-cell>
          <table:table-cell office:value-type="string">
            <text:p>Net migration for Chil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L52647NWDB</text:p>
          </table:table-cell>
          <table:table-cell table:number-columns-repeated="1018"/>
        </table:table-row>
        <table:table-row table:style-name="ro8">
          <table:table-cell office:value-type="string">
            <text:p>SMPOPNETMCHN</text:p>
          </table:table-cell>
          <table:table-cell office:value-type="string">
            <text:p>Net migration for Ch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N52647NWDB</text:p>
          </table:table-cell>
          <table:table-cell table:number-columns-repeated="1018"/>
        </table:table-row>
        <table:table-row table:style-name="ro8">
          <table:table-cell office:value-type="string">
            <text:p>SMPOPNETMCIV</text:p>
          </table:table-cell>
          <table:table-cell office:value-type="string">
            <text:p>Net migration for the Republic of Cote d'Ivoir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I52647NWDB</text:p>
          </table:table-cell>
          <table:table-cell table:number-columns-repeated="1018"/>
        </table:table-row>
        <table:table-row table:style-name="ro8">
          <table:table-cell office:value-type="string">
            <text:p>SMPOPNETMCMR</text:p>
          </table:table-cell>
          <table:table-cell office:value-type="string">
            <text:p>Net migration for Camero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M52647NWDB</text:p>
          </table:table-cell>
          <table:table-cell table:number-columns-repeated="1018"/>
        </table:table-row>
        <table:table-row table:style-name="ro8">
          <table:table-cell office:value-type="string">
            <text:p>SMPOPNETMCOD</text:p>
          </table:table-cell>
          <table:table-cell office:value-type="string">
            <text:p>Net migration for the Democratic Republic of the Con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D52647NWDB</text:p>
          </table:table-cell>
          <table:table-cell table:number-columns-repeated="1018"/>
        </table:table-row>
        <table:table-row table:style-name="ro8">
          <table:table-cell office:value-type="string">
            <text:p>SMPOPNETMCOG</text:p>
          </table:table-cell>
          <table:table-cell office:value-type="string">
            <text:p>Net migration for the Republic of the Con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G52647NWDB</text:p>
          </table:table-cell>
          <table:table-cell table:number-columns-repeated="1018"/>
        </table:table-row>
        <table:table-row table:style-name="ro8">
          <table:table-cell office:value-type="string">
            <text:p>SMPOPNETMCOL</text:p>
          </table:table-cell>
          <table:table-cell office:value-type="string">
            <text:p>Net migration for Colo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O52647NWDB</text:p>
          </table:table-cell>
          <table:table-cell table:number-columns-repeated="1018"/>
        </table:table-row>
        <table:table-row table:style-name="ro8">
          <table:table-cell office:value-type="string">
            <text:p>SMPOPNETMCOM</text:p>
          </table:table-cell>
          <table:table-cell office:value-type="string">
            <text:p>Net migration for Comoro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M52647NWDB</text:p>
          </table:table-cell>
          <table:table-cell table:number-columns-repeated="1018"/>
        </table:table-row>
        <table:table-row table:style-name="ro8">
          <table:table-cell office:value-type="string">
            <text:p>SMPOPNETMCPV</text:p>
          </table:table-cell>
          <table:table-cell office:value-type="string">
            <text:p>Net migration for Cape Verd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V52647NWDB</text:p>
          </table:table-cell>
          <table:table-cell table:number-columns-repeated="1018"/>
        </table:table-row>
        <table:table-row table:style-name="ro8">
          <table:table-cell office:value-type="string">
            <text:p>SMPOPNETMCRI</text:p>
          </table:table-cell>
          <table:table-cell office:value-type="string">
            <text:p>Net migration for Costa R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R52647NWDB</text:p>
          </table:table-cell>
          <table:table-cell table:number-columns-repeated="1018"/>
        </table:table-row>
        <table:table-row table:style-name="ro8">
          <table:table-cell office:value-type="string">
            <text:p>SMPOPNETMCUB</text:p>
          </table:table-cell>
          <table:table-cell office:value-type="string">
            <text:p>Net migration for Cub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U52647NWDB</text:p>
          </table:table-cell>
          <table:table-cell table:number-columns-repeated="1018"/>
        </table:table-row>
        <table:table-row table:style-name="ro8">
          <table:table-cell office:value-type="string">
            <text:p>SMPOPNETMCUW</text:p>
          </table:table-cell>
          <table:table-cell office:value-type="string">
            <text:p>Net migration for Curaca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W52647NWDB</text:p>
          </table:table-cell>
          <table:table-cell table:number-columns-repeated="1018"/>
        </table:table-row>
        <table:table-row table:style-name="ro8">
          <table:table-cell office:value-type="string">
            <text:p>SMPOPNETMCYP</text:p>
          </table:table-cell>
          <table:table-cell office:value-type="string">
            <text:p>Net migration for Cypr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Y52647NWDB</text:p>
          </table:table-cell>
          <table:table-cell table:number-columns-repeated="1018"/>
        </table:table-row>
        <table:table-row table:style-name="ro8">
          <table:table-cell office:value-type="string">
            <text:p>SMPOPNETMCZE</text:p>
          </table:table-cell>
          <table:table-cell office:value-type="string">
            <text:p>Net migration for the Czech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CZ52647NWDB</text:p>
          </table:table-cell>
          <table:table-cell table:number-columns-repeated="1018"/>
        </table:table-row>
        <table:table-row table:style-name="ro8">
          <table:table-cell office:value-type="string">
            <text:p>SMPOPNETMDEU</text:p>
          </table:table-cell>
          <table:table-cell office:value-type="string">
            <text:p>Net migration for German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DE52647NWDB</text:p>
          </table:table-cell>
          <table:table-cell table:number-columns-repeated="1018"/>
        </table:table-row>
        <table:table-row table:style-name="ro8">
          <table:table-cell office:value-type="string">
            <text:p>SMPOPNETMDJI</text:p>
          </table:table-cell>
          <table:table-cell office:value-type="string">
            <text:p>Net migration for Djibou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DJ52647NWDB</text:p>
          </table:table-cell>
          <table:table-cell table:number-columns-repeated="1018"/>
        </table:table-row>
        <table:table-row table:style-name="ro8">
          <table:table-cell office:value-type="string">
            <text:p>SMPOPNETMDNK</text:p>
          </table:table-cell>
          <table:table-cell office:value-type="string">
            <text:p>Net migration for Denmark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DK52647NWDB</text:p>
          </table:table-cell>
          <table:table-cell table:number-columns-repeated="1018"/>
        </table:table-row>
        <table:table-row table:style-name="ro8">
          <table:table-cell office:value-type="string">
            <text:p>SMPOPNETMDOM</text:p>
          </table:table-cell>
          <table:table-cell office:value-type="string">
            <text:p>Net migration for the Dominican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DO52647NWDB</text:p>
          </table:table-cell>
          <table:table-cell table:number-columns-repeated="1018"/>
        </table:table-row>
        <table:table-row table:style-name="ro8">
          <table:table-cell office:value-type="string">
            <text:p>SMPOPNETMDZA</text:p>
          </table:table-cell>
          <table:table-cell office:value-type="string">
            <text:p>Net migration for Alg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DZ52647NWDB</text:p>
          </table:table-cell>
          <table:table-cell table:number-columns-repeated="1018"/>
        </table:table-row>
        <table:table-row table:style-name="ro8">
          <table:table-cell office:value-type="string">
            <text:p>SMPOPNETMECU</text:p>
          </table:table-cell>
          <table:table-cell office:value-type="string">
            <text:p>Net migration for Ecuado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C52647NWDB</text:p>
          </table:table-cell>
          <table:table-cell table:number-columns-repeated="1018"/>
        </table:table-row>
        <table:table-row table:style-name="ro8">
          <table:table-cell office:value-type="string">
            <text:p>SMPOPNETMEGY</text:p>
          </table:table-cell>
          <table:table-cell office:value-type="string">
            <text:p>Net migration for Egypt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G52647NWDB</text:p>
          </table:table-cell>
          <table:table-cell table:number-columns-repeated="1018"/>
        </table:table-row>
        <table:table-row table:style-name="ro8">
          <table:table-cell office:value-type="string">
            <text:p>SMPOPNETMERI</text:p>
          </table:table-cell>
          <table:table-cell office:value-type="string">
            <text:p>Net migration for Erit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R52647NWDB</text:p>
          </table:table-cell>
          <table:table-cell table:number-columns-repeated="1018"/>
        </table:table-row>
        <table:table-row table:style-name="ro8">
          <table:table-cell office:value-type="string">
            <text:p>SMPOPNETMESP</text:p>
          </table:table-cell>
          <table:table-cell office:value-type="string">
            <text:p>Net migration for Spa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S52647NWDB</text:p>
          </table:table-cell>
          <table:table-cell table:number-columns-repeated="1018"/>
        </table:table-row>
        <table:table-row table:style-name="ro8">
          <table:table-cell office:value-type="string">
            <text:p>SMPOPNETMEST</text:p>
          </table:table-cell>
          <table:table-cell office:value-type="string">
            <text:p>Net migration for Est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E52647NWDB</text:p>
          </table:table-cell>
          <table:table-cell table:number-columns-repeated="1018"/>
        </table:table-row>
        <table:table-row table:style-name="ro8">
          <table:table-cell office:value-type="string">
            <text:p>SMPOPNETMETH</text:p>
          </table:table-cell>
          <table:table-cell office:value-type="string">
            <text:p>Net migration for Ethiop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ET52647NWDB</text:p>
          </table:table-cell>
          <table:table-cell table:number-columns-repeated="1018"/>
        </table:table-row>
        <table:table-row table:style-name="ro8">
          <table:table-cell office:value-type="string">
            <text:p>SMPOPNETMFIN</text:p>
          </table:table-cell>
          <table:table-cell office:value-type="string">
            <text:p>Net migration for Fin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FI52647NWDB</text:p>
          </table:table-cell>
          <table:table-cell table:number-columns-repeated="1018"/>
        </table:table-row>
        <table:table-row table:style-name="ro8">
          <table:table-cell office:value-type="string">
            <text:p>SMPOPNETMFJI</text:p>
          </table:table-cell>
          <table:table-cell office:value-type="string">
            <text:p>Net migration for Fij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FJ52647NWDB</text:p>
          </table:table-cell>
          <table:table-cell table:number-columns-repeated="1018"/>
        </table:table-row>
        <table:table-row table:style-name="ro8">
          <table:table-cell office:value-type="string">
            <text:p>SMPOPNETMFRA</text:p>
          </table:table-cell>
          <table:table-cell office:value-type="string">
            <text:p>Net migration for Franc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FR52647NWDB</text:p>
          </table:table-cell>
          <table:table-cell table:number-columns-repeated="1018"/>
        </table:table-row>
        <table:table-row table:style-name="ro8">
          <table:table-cell office:value-type="string">
            <text:p>SMPOPNETMFSM</text:p>
          </table:table-cell>
          <table:table-cell office:value-type="string">
            <text:p>Net migration for the Federated States of Micro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FM52647NWDB</text:p>
          </table:table-cell>
          <table:table-cell table:number-columns-repeated="1018"/>
        </table:table-row>
        <table:table-row table:style-name="ro8">
          <table:table-cell office:value-type="string">
            <text:p>SMPOPNETMGAB</text:p>
          </table:table-cell>
          <table:table-cell office:value-type="string">
            <text:p>Net migration for Gab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A52647NWDB</text:p>
          </table:table-cell>
          <table:table-cell table:number-columns-repeated="1018"/>
        </table:table-row>
        <table:table-row table:style-name="ro8">
          <table:table-cell office:value-type="string">
            <text:p>SMPOPNETMGBR</text:p>
          </table:table-cell>
          <table:table-cell office:value-type="string">
            <text:p>Net migration for the United Kingdo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B52647NWDB</text:p>
          </table:table-cell>
          <table:table-cell table:number-columns-repeated="1018"/>
        </table:table-row>
        <table:table-row table:style-name="ro8">
          <table:table-cell office:value-type="string">
            <text:p>SMPOPNETMGEO</text:p>
          </table:table-cell>
          <table:table-cell office:value-type="string">
            <text:p>Net migration for Georg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E52647NWDB</text:p>
          </table:table-cell>
          <table:table-cell table:number-columns-repeated="1018"/>
        </table:table-row>
        <table:table-row table:style-name="ro8">
          <table:table-cell office:value-type="string">
            <text:p>SMPOPNETMGHA</text:p>
          </table:table-cell>
          <table:table-cell office:value-type="string">
            <text:p>Net migration for Gh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H52647NWDB</text:p>
          </table:table-cell>
          <table:table-cell table:number-columns-repeated="1018"/>
        </table:table-row>
        <table:table-row table:style-name="ro8">
          <table:table-cell office:value-type="string">
            <text:p>SMPOPNETMGIN</text:p>
          </table:table-cell>
          <table:table-cell office:value-type="string">
            <text:p>Net migration for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N52647NWDB</text:p>
          </table:table-cell>
          <table:table-cell table:number-columns-repeated="1018"/>
        </table:table-row>
        <table:table-row table:style-name="ro8">
          <table:table-cell office:value-type="string">
            <text:p>SMPOPNETMGMB</text:p>
          </table:table-cell>
          <table:table-cell office:value-type="string">
            <text:p>Net migration for the Republic of the Ga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M52647NWDB</text:p>
          </table:table-cell>
          <table:table-cell table:number-columns-repeated="1018"/>
        </table:table-row>
        <table:table-row table:style-name="ro8">
          <table:table-cell office:value-type="string">
            <text:p>SMPOPNETMGNB</text:p>
          </table:table-cell>
          <table:table-cell office:value-type="string">
            <text:p>Net migration for Guinea-Bissa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W52647NWDB</text:p>
          </table:table-cell>
          <table:table-cell table:number-columns-repeated="1018"/>
        </table:table-row>
        <table:table-row table:style-name="ro8">
          <table:table-cell office:value-type="string">
            <text:p>SMPOPNETMGNQ</text:p>
          </table:table-cell>
          <table:table-cell office:value-type="string">
            <text:p>Net migration for Equatorial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Q52647NWDB</text:p>
          </table:table-cell>
          <table:table-cell table:number-columns-repeated="1018"/>
        </table:table-row>
        <table:table-row table:style-name="ro8">
          <table:table-cell office:value-type="string">
            <text:p>SMPOPNETMGRC</text:p>
          </table:table-cell>
          <table:table-cell office:value-type="string">
            <text:p>Net migration for Greec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R52647NWDB</text:p>
          </table:table-cell>
          <table:table-cell table:number-columns-repeated="1018"/>
        </table:table-row>
        <table:table-row table:style-name="ro8">
          <table:table-cell office:value-type="string">
            <text:p>SMPOPNETMGRD</text:p>
          </table:table-cell>
          <table:table-cell office:value-type="string">
            <text:p>Net migration for Grena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D52647NWDB</text:p>
          </table:table-cell>
          <table:table-cell table:number-columns-repeated="1018"/>
        </table:table-row>
        <table:table-row table:style-name="ro8">
          <table:table-cell office:value-type="string">
            <text:p>SMPOPNETMGTM</text:p>
          </table:table-cell>
          <table:table-cell office:value-type="string">
            <text:p>Net migration for Guatemal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T52647NWDB</text:p>
          </table:table-cell>
          <table:table-cell table:number-columns-repeated="1018"/>
        </table:table-row>
        <table:table-row table:style-name="ro8">
          <table:table-cell office:value-type="string">
            <text:p>SMPOPNETMGUM</text:p>
          </table:table-cell>
          <table:table-cell office:value-type="string">
            <text:p>Net migration for Gu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U52647NWDB</text:p>
          </table:table-cell>
          <table:table-cell table:number-columns-repeated="1018"/>
        </table:table-row>
        <table:table-row table:style-name="ro8">
          <table:table-cell office:value-type="string">
            <text:p>SMPOPNETMGUY</text:p>
          </table:table-cell>
          <table:table-cell office:value-type="string">
            <text:p>Net migration for Guy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GY52647NWDB</text:p>
          </table:table-cell>
          <table:table-cell table:number-columns-repeated="1018"/>
        </table:table-row>
        <table:table-row table:style-name="ro8">
          <table:table-cell office:value-type="string">
            <text:p>SMPOPNETMHKG</text:p>
          </table:table-cell>
          <table:table-cell office:value-type="string">
            <text:p>Net migration for Hong Kong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HK52647NWDB</text:p>
          </table:table-cell>
          <table:table-cell table:number-columns-repeated="1018"/>
        </table:table-row>
        <table:table-row table:style-name="ro8">
          <table:table-cell office:value-type="string">
            <text:p>SMPOPNETMHND</text:p>
          </table:table-cell>
          <table:table-cell office:value-type="string">
            <text:p>Net migration for Hondura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HN52647NWDB</text:p>
          </table:table-cell>
          <table:table-cell table:number-columns-repeated="1018"/>
        </table:table-row>
        <table:table-row table:style-name="ro8">
          <table:table-cell office:value-type="string">
            <text:p>SMPOPNETMHRV</text:p>
          </table:table-cell>
          <table:table-cell office:value-type="string">
            <text:p>Net migration for Croat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HR52647NWDB</text:p>
          </table:table-cell>
          <table:table-cell table:number-columns-repeated="1018"/>
        </table:table-row>
        <table:table-row table:style-name="ro8">
          <table:table-cell office:value-type="string">
            <text:p>SMPOPNETMHTI</text:p>
          </table:table-cell>
          <table:table-cell office:value-type="string">
            <text:p>Net migration for Hai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HT52647NWDB</text:p>
          </table:table-cell>
          <table:table-cell table:number-columns-repeated="1018"/>
        </table:table-row>
        <table:table-row table:style-name="ro8">
          <table:table-cell office:value-type="string">
            <text:p>SMPOPNETMHUN</text:p>
          </table:table-cell>
          <table:table-cell office:value-type="string">
            <text:p>Net migration for Hungar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HU52647NWDB</text:p>
          </table:table-cell>
          <table:table-cell table:number-columns-repeated="1018"/>
        </table:table-row>
        <table:table-row table:style-name="ro8">
          <table:table-cell office:value-type="string">
            <text:p>SMPOPNETMIDN</text:p>
          </table:table-cell>
          <table:table-cell office:value-type="string">
            <text:p>Net migration for Indo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D52647NWDB</text:p>
          </table:table-cell>
          <table:table-cell table:number-columns-repeated="1018"/>
        </table:table-row>
        <table:table-row table:style-name="ro8">
          <table:table-cell office:value-type="string">
            <text:p>SMPOPNETMIND</text:p>
          </table:table-cell>
          <table:table-cell office:value-type="string">
            <text:p>Net migration for Ind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N52647NWDB</text:p>
          </table:table-cell>
          <table:table-cell table:number-columns-repeated="1018"/>
        </table:table-row>
        <table:table-row table:style-name="ro8">
          <table:table-cell office:value-type="string">
            <text:p>SMPOPNETMIRL</text:p>
          </table:table-cell>
          <table:table-cell office:value-type="string">
            <text:p>Net migration for Ire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E52647NWDB</text:p>
          </table:table-cell>
          <table:table-cell table:number-columns-repeated="1018"/>
        </table:table-row>
        <table:table-row table:style-name="ro8">
          <table:table-cell office:value-type="string">
            <text:p>SMPOPNETMIRN</text:p>
          </table:table-cell>
          <table:table-cell office:value-type="string">
            <text:p>Net migration for the Islamic Republic of Ir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R52647NWDB</text:p>
          </table:table-cell>
          <table:table-cell table:number-columns-repeated="1018"/>
        </table:table-row>
        <table:table-row table:style-name="ro8">
          <table:table-cell office:value-type="string">
            <text:p>SMPOPNETMIRQ</text:p>
          </table:table-cell>
          <table:table-cell office:value-type="string">
            <text:p>Net migration for Iraq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Q52647NWDB</text:p>
          </table:table-cell>
          <table:table-cell table:number-columns-repeated="1018"/>
        </table:table-row>
        <table:table-row table:style-name="ro8">
          <table:table-cell office:value-type="string">
            <text:p>SMPOPNETMISL</text:p>
          </table:table-cell>
          <table:table-cell office:value-type="string">
            <text:p>Net migration for Ice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S52647NWDB</text:p>
          </table:table-cell>
          <table:table-cell table:number-columns-repeated="1018"/>
        </table:table-row>
        <table:table-row table:style-name="ro8">
          <table:table-cell office:value-type="string">
            <text:p>SMPOPNETMISR</text:p>
          </table:table-cell>
          <table:table-cell office:value-type="string">
            <text:p>Net migration for Israe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L52647NWDB</text:p>
          </table:table-cell>
          <table:table-cell table:number-columns-repeated="1018"/>
        </table:table-row>
        <table:table-row table:style-name="ro8">
          <table:table-cell office:value-type="string">
            <text:p>SMPOPNETMITA</text:p>
          </table:table-cell>
          <table:table-cell office:value-type="string">
            <text:p>Net migration for Ital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IT52647NWDB</text:p>
          </table:table-cell>
          <table:table-cell table:number-columns-repeated="1018"/>
        </table:table-row>
        <table:table-row table:style-name="ro8">
          <table:table-cell office:value-type="string">
            <text:p>SMPOPNETMJAM</text:p>
          </table:table-cell>
          <table:table-cell office:value-type="string">
            <text:p>Net migration for Jama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JM52647NWDB</text:p>
          </table:table-cell>
          <table:table-cell table:number-columns-repeated="1018"/>
        </table:table-row>
        <table:table-row table:style-name="ro8">
          <table:table-cell office:value-type="string">
            <text:p>SMPOPNETMJOR</text:p>
          </table:table-cell>
          <table:table-cell office:value-type="string">
            <text:p>Net migration for Jor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JO52647NWDB</text:p>
          </table:table-cell>
          <table:table-cell table:number-columns-repeated="1018"/>
        </table:table-row>
        <table:table-row table:style-name="ro8">
          <table:table-cell office:value-type="string">
            <text:p>SMPOPNETMJPN</text:p>
          </table:table-cell>
          <table:table-cell office:value-type="string">
            <text:p>Net migration for Jap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JP52647NWDB</text:p>
          </table:table-cell>
          <table:table-cell table:number-columns-repeated="1018"/>
        </table:table-row>
        <table:table-row table:style-name="ro8">
          <table:table-cell office:value-type="string">
            <text:p>SMPOPNETMKAZ</text:p>
          </table:table-cell>
          <table:table-cell office:value-type="string">
            <text:p>Net migration for Kazakh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Z52647NWDB</text:p>
          </table:table-cell>
          <table:table-cell table:number-columns-repeated="1018"/>
        </table:table-row>
        <table:table-row table:style-name="ro8">
          <table:table-cell office:value-type="string">
            <text:p>SMPOPNETMKEN</text:p>
          </table:table-cell>
          <table:table-cell office:value-type="string">
            <text:p>Net migration for Keny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E52647NWDB</text:p>
          </table:table-cell>
          <table:table-cell table:number-columns-repeated="1018"/>
        </table:table-row>
        <table:table-row table:style-name="ro8">
          <table:table-cell office:value-type="string">
            <text:p>SMPOPNETMKGZ</text:p>
          </table:table-cell>
          <table:table-cell office:value-type="string">
            <text:p>Net migration for the Kyrgyz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G52647NWDB</text:p>
          </table:table-cell>
          <table:table-cell table:number-columns-repeated="2"/>
          <table:table-cell office:value-type="string">
            <text:p>gfdsgfsd</text:p>
          </table:table-cell>
          <table:table-cell table:number-columns-repeated="1015"/>
        </table:table-row>
        <table:table-row table:style-name="ro8">
          <table:table-cell office:value-type="string">
            <text:p>SMPOPNETMKHM</text:p>
          </table:table-cell>
          <table:table-cell office:value-type="string">
            <text:p>Net migration for Cambod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H52647NWDB</text:p>
          </table:table-cell>
          <table:table-cell table:number-columns-repeated="1018"/>
        </table:table-row>
        <table:table-row table:style-name="ro8">
          <table:table-cell office:value-type="string">
            <text:p>SMPOPNETMKIR</text:p>
          </table:table-cell>
          <table:table-cell office:value-type="string">
            <text:p>Net migration for Kiriba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I52647NWDB</text:p>
          </table:table-cell>
          <table:table-cell table:number-columns-repeated="1018"/>
        </table:table-row>
        <table:table-row table:style-name="ro8">
          <table:table-cell office:value-type="string">
            <text:p>SMPOPNETMKOR</text:p>
          </table:table-cell>
          <table:table-cell office:value-type="string">
            <text:p>Net migration for the Republic of Ko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R52647NWDB</text:p>
          </table:table-cell>
          <table:table-cell table:number-columns-repeated="1018"/>
        </table:table-row>
        <table:table-row table:style-name="ro8">
          <table:table-cell office:value-type="string">
            <text:p>SMPOPNETMKWT</text:p>
          </table:table-cell>
          <table:table-cell office:value-type="string">
            <text:p>Net migration for Kuwait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W52647NWDB</text:p>
          </table:table-cell>
          <table:table-cell table:number-columns-repeated="1018"/>
        </table:table-row>
        <table:table-row table:style-name="ro8">
          <table:table-cell office:value-type="string">
            <text:p>SMPOPNETMLAO</text:p>
          </table:table-cell>
          <table:table-cell office:value-type="string">
            <text:p>Net migration for the Lao People's Democratic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A52647NWDB</text:p>
          </table:table-cell>
          <table:table-cell table:number-columns-repeated="1018"/>
        </table:table-row>
        <table:table-row table:style-name="ro8">
          <table:table-cell office:value-type="string">
            <text:p>SMPOPNETMLBN</text:p>
          </table:table-cell>
          <table:table-cell office:value-type="string">
            <text:p>Net migration for Leban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B52647NWDB</text:p>
          </table:table-cell>
          <table:table-cell table:number-columns-repeated="1018"/>
        </table:table-row>
        <table:table-row table:style-name="ro8">
          <table:table-cell office:value-type="string">
            <text:p>SMPOPNETMLBR</text:p>
          </table:table-cell>
          <table:table-cell office:value-type="string">
            <text:p>Net migration for Lib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R52647NWDB</text:p>
          </table:table-cell>
          <table:table-cell table:number-columns-repeated="1018"/>
        </table:table-row>
        <table:table-row table:style-name="ro8">
          <table:table-cell office:value-type="string">
            <text:p>SMPOPNETMLBY</text:p>
          </table:table-cell>
          <table:table-cell office:value-type="string">
            <text:p>Net migration for Libyan Arab Jamahiriy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Y52647NWDB</text:p>
          </table:table-cell>
          <table:table-cell table:number-columns-repeated="1018"/>
        </table:table-row>
        <table:table-row table:style-name="ro8">
          <table:table-cell office:value-type="string">
            <text:p>SMPOPNETMLCA</text:p>
          </table:table-cell>
          <table:table-cell office:value-type="string">
            <text:p>Net migration for St. Luc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C52647NWDB</text:p>
          </table:table-cell>
          <table:table-cell table:number-columns-repeated="1018"/>
        </table:table-row>
        <table:table-row table:style-name="ro8">
          <table:table-cell office:value-type="string">
            <text:p>SMPOPNETMLKA</text:p>
          </table:table-cell>
          <table:table-cell office:value-type="string">
            <text:p>Net migration for Sri Lank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K52647NWDB</text:p>
          </table:table-cell>
          <table:table-cell table:number-columns-repeated="1018"/>
        </table:table-row>
        <table:table-row table:style-name="ro8">
          <table:table-cell office:value-type="string">
            <text:p>SMPOPNETMLSO</text:p>
          </table:table-cell>
          <table:table-cell office:value-type="string">
            <text:p>Net migration for Lesoth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S52647NWDB</text:p>
          </table:table-cell>
          <table:table-cell table:number-columns-repeated="1018"/>
        </table:table-row>
        <table:table-row table:style-name="ro8">
          <table:table-cell office:value-type="string">
            <text:p>SMPOPNETMLTU</text:p>
          </table:table-cell>
          <table:table-cell office:value-type="string">
            <text:p>Net migration for Lithu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T52647NWDB</text:p>
          </table:table-cell>
          <table:table-cell table:number-columns-repeated="1018"/>
        </table:table-row>
        <table:table-row table:style-name="ro8">
          <table:table-cell office:value-type="string">
            <text:p>SMPOPNETMLUX</text:p>
          </table:table-cell>
          <table:table-cell office:value-type="string">
            <text:p>Net migration for Luxembourg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U52647NWDB</text:p>
          </table:table-cell>
          <table:table-cell table:number-columns-repeated="1018"/>
        </table:table-row>
        <table:table-row table:style-name="ro8">
          <table:table-cell office:value-type="string">
            <text:p>SMPOPNETMLVA</text:p>
          </table:table-cell>
          <table:table-cell office:value-type="string">
            <text:p>Net migration for Latv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LV52647NWDB</text:p>
          </table:table-cell>
          <table:table-cell table:number-columns-repeated="1018"/>
        </table:table-row>
        <table:table-row table:style-name="ro8">
          <table:table-cell office:value-type="string">
            <text:p>SMPOPNETMMAC</text:p>
          </table:table-cell>
          <table:table-cell office:value-type="string">
            <text:p>Net migration for Maca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O52647NWDB</text:p>
          </table:table-cell>
          <table:table-cell table:number-columns-repeated="1018"/>
        </table:table-row>
        <table:table-row table:style-name="ro8">
          <table:table-cell office:value-type="string">
            <text:p>SMPOPNETMMAR</text:p>
          </table:table-cell>
          <table:table-cell office:value-type="string">
            <text:p>Net migration for Moroc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A52647NWDB</text:p>
          </table:table-cell>
          <table:table-cell table:number-columns-repeated="1018"/>
        </table:table-row>
        <table:table-row table:style-name="ro8">
          <table:table-cell office:value-type="string">
            <text:p>SMPOPNETMMDA</text:p>
          </table:table-cell>
          <table:table-cell office:value-type="string">
            <text:p>Net migration for the Republic of Moldov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D52647NWDB</text:p>
          </table:table-cell>
          <table:table-cell table:number-columns-repeated="1018"/>
        </table:table-row>
        <table:table-row table:style-name="ro8">
          <table:table-cell office:value-type="string">
            <text:p>SMPOPNETMMDG</text:p>
          </table:table-cell>
          <table:table-cell office:value-type="string">
            <text:p>Net migration for Madagasc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G52647NWDB</text:p>
          </table:table-cell>
          <table:table-cell table:number-columns-repeated="1018"/>
        </table:table-row>
        <table:table-row table:style-name="ro8">
          <table:table-cell office:value-type="string">
            <text:p>SMPOPNETMMDV</text:p>
          </table:table-cell>
          <table:table-cell office:value-type="string">
            <text:p>Net migration for Maldiv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V52647NWDB</text:p>
          </table:table-cell>
          <table:table-cell table:number-columns-repeated="1018"/>
        </table:table-row>
        <table:table-row table:style-name="ro8">
          <table:table-cell office:value-type="string">
            <text:p>SMPOPNETMMEX</text:p>
          </table:table-cell>
          <table:table-cell office:value-type="string">
            <text:p>Net migration for Mexi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X52647NWDB</text:p>
          </table:table-cell>
          <table:table-cell table:number-columns-repeated="1018"/>
        </table:table-row>
        <table:table-row table:style-name="ro8">
          <table:table-cell office:value-type="string">
            <text:p>SMPOPNETMMKD</text:p>
          </table:table-cell>
          <table:table-cell office:value-type="string">
            <text:p>Net migration for the former Yugoslav Republic of Maced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K52647NWDB</text:p>
          </table:table-cell>
          <table:table-cell table:number-columns-repeated="1018"/>
        </table:table-row>
        <table:table-row table:style-name="ro8">
          <table:table-cell office:value-type="string">
            <text:p>SMPOPNETMMLI</text:p>
          </table:table-cell>
          <table:table-cell office:value-type="string">
            <text:p>Net migration for Mal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L52647NWDB</text:p>
          </table:table-cell>
          <table:table-cell table:number-columns-repeated="1018"/>
        </table:table-row>
        <table:table-row table:style-name="ro8">
          <table:table-cell office:value-type="string">
            <text:p>SMPOPNETMMLT</text:p>
          </table:table-cell>
          <table:table-cell office:value-type="string">
            <text:p>Net migration for Malt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T52647NWDB</text:p>
          </table:table-cell>
          <table:table-cell table:number-columns-repeated="1018"/>
        </table:table-row>
        <table:table-row table:style-name="ro8">
          <table:table-cell office:value-type="string">
            <text:p>SMPOPNETMMMR</text:p>
          </table:table-cell>
          <table:table-cell office:value-type="string">
            <text:p>Net migration for Myanm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M52647NWDB</text:p>
          </table:table-cell>
          <table:table-cell table:number-columns-repeated="1018"/>
        </table:table-row>
        <table:table-row table:style-name="ro8">
          <table:table-cell office:value-type="string">
            <text:p>SMPOPNETMMNE</text:p>
          </table:table-cell>
          <table:table-cell office:value-type="string">
            <text:p>Net migration for Montenegr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E52647NWDB</text:p>
          </table:table-cell>
          <table:table-cell table:number-columns-repeated="1018"/>
        </table:table-row>
        <table:table-row table:style-name="ro8">
          <table:table-cell office:value-type="string">
            <text:p>SMPOPNETMMNG</text:p>
          </table:table-cell>
          <table:table-cell office:value-type="string">
            <text:p>Net migration for Mongo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N52647NWDB</text:p>
          </table:table-cell>
          <table:table-cell table:number-columns-repeated="1018"/>
        </table:table-row>
        <table:table-row table:style-name="ro8">
          <table:table-cell office:value-type="string">
            <text:p>SMPOPNETMMOZ</text:p>
          </table:table-cell>
          <table:table-cell office:value-type="string">
            <text:p>Net migration for Mozambiqu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Z52647NWDB</text:p>
          </table:table-cell>
          <table:table-cell table:number-columns-repeated="1018"/>
        </table:table-row>
        <table:table-row table:style-name="ro8">
          <table:table-cell office:value-type="string">
            <text:p>SMPOPNETMMRT</text:p>
          </table:table-cell>
          <table:table-cell office:value-type="string">
            <text:p>Net migration for Maurit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R52647NWDB</text:p>
          </table:table-cell>
          <table:table-cell table:number-columns-repeated="1018"/>
        </table:table-row>
        <table:table-row table:style-name="ro8">
          <table:table-cell office:value-type="string">
            <text:p>SMPOPNETMMUS</text:p>
          </table:table-cell>
          <table:table-cell office:value-type="string">
            <text:p>Net migration for Mauriti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U52647NWDB</text:p>
          </table:table-cell>
          <table:table-cell table:number-columns-repeated="1018"/>
        </table:table-row>
        <table:table-row table:style-name="ro8">
          <table:table-cell office:value-type="string">
            <text:p>SMPOPNETMMWI</text:p>
          </table:table-cell>
          <table:table-cell office:value-type="string">
            <text:p>Net migration for Malaw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W52647NWDB</text:p>
          </table:table-cell>
          <table:table-cell table:number-columns-repeated="1018"/>
        </table:table-row>
        <table:table-row table:style-name="ro8">
          <table:table-cell office:value-type="string">
            <text:p>SMPOPNETMMYS</text:p>
          </table:table-cell>
          <table:table-cell office:value-type="string">
            <text:p>Net migration for Malay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MY52647NWDB</text:p>
          </table:table-cell>
          <table:table-cell table:number-columns-repeated="1018"/>
        </table:table-row>
        <table:table-row table:style-name="ro8">
          <table:table-cell office:value-type="string">
            <text:p>SMPOPNETMNAM</text:p>
          </table:table-cell>
          <table:table-cell office:value-type="string">
            <text:p>Net migration for Nami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A52647NWDB</text:p>
          </table:table-cell>
          <table:table-cell table:number-columns-repeated="1018"/>
        </table:table-row>
        <table:table-row table:style-name="ro8">
          <table:table-cell office:value-type="string">
            <text:p>SMPOPNETMNCL</text:p>
          </table:table-cell>
          <table:table-cell office:value-type="string">
            <text:p>Net migration for New Caled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C52647NWDB</text:p>
          </table:table-cell>
          <table:table-cell table:number-columns-repeated="1018"/>
        </table:table-row>
        <table:table-row table:style-name="ro8">
          <table:table-cell office:value-type="string">
            <text:p>SMPOPNETMNER</text:p>
          </table:table-cell>
          <table:table-cell office:value-type="string">
            <text:p>Net migration for Nige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E52647NWDB</text:p>
          </table:table-cell>
          <table:table-cell table:number-columns-repeated="1018"/>
        </table:table-row>
        <table:table-row table:style-name="ro8">
          <table:table-cell office:value-type="string">
            <text:p>SMPOPNETMNGA</text:p>
          </table:table-cell>
          <table:table-cell office:value-type="string">
            <text:p>Net migration for Nig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G52647NWDB</text:p>
          </table:table-cell>
          <table:table-cell table:number-columns-repeated="1018"/>
        </table:table-row>
        <table:table-row table:style-name="ro8">
          <table:table-cell office:value-type="string">
            <text:p>SMPOPNETMNIC</text:p>
          </table:table-cell>
          <table:table-cell office:value-type="string">
            <text:p>Net migration for Nicaragu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I52647NWDB</text:p>
          </table:table-cell>
          <table:table-cell table:number-columns-repeated="1018"/>
        </table:table-row>
        <table:table-row table:style-name="ro8">
          <table:table-cell office:value-type="string">
            <text:p>SMPOPNETMNLD</text:p>
          </table:table-cell>
          <table:table-cell office:value-type="string">
            <text:p>Net migration for the Nether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L52647NWDB</text:p>
          </table:table-cell>
          <table:table-cell table:number-columns-repeated="1018"/>
        </table:table-row>
        <table:table-row table:style-name="ro8">
          <table:table-cell office:value-type="string">
            <text:p>SMPOPNETMNOR</text:p>
          </table:table-cell>
          <table:table-cell office:value-type="string">
            <text:p>Net migration for Norw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O52647NWDB</text:p>
          </table:table-cell>
          <table:table-cell table:number-columns-repeated="1018"/>
        </table:table-row>
        <table:table-row table:style-name="ro8">
          <table:table-cell office:value-type="string">
            <text:p>SMPOPNETMNPL</text:p>
          </table:table-cell>
          <table:table-cell office:value-type="string">
            <text:p>Net migration for Nep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P52647NWDB</text:p>
          </table:table-cell>
          <table:table-cell table:number-columns-repeated="1018"/>
        </table:table-row>
        <table:table-row table:style-name="ro8">
          <table:table-cell office:value-type="string">
            <text:p>SMPOPNETMNZL</text:p>
          </table:table-cell>
          <table:table-cell office:value-type="string">
            <text:p>Net migration for New Zea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NZ52647NWDB</text:p>
          </table:table-cell>
          <table:table-cell table:number-columns-repeated="1018"/>
        </table:table-row>
        <table:table-row table:style-name="ro8">
          <table:table-cell office:value-type="string">
            <text:p>SMPOPNETMOMN</text:p>
          </table:table-cell>
          <table:table-cell office:value-type="string">
            <text:p>Net migration for Om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OM52647NWDB</text:p>
          </table:table-cell>
          <table:table-cell table:number-columns-repeated="1018"/>
        </table:table-row>
        <table:table-row table:style-name="ro8">
          <table:table-cell office:value-type="string">
            <text:p>SMPOPNETMPAK</text:p>
          </table:table-cell>
          <table:table-cell office:value-type="string">
            <text:p>Net migration for Pa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K52647NWDB</text:p>
          </table:table-cell>
          <table:table-cell table:number-columns-repeated="1018"/>
        </table:table-row>
        <table:table-row table:style-name="ro8">
          <table:table-cell office:value-type="string">
            <text:p>SMPOPNETMPAN</text:p>
          </table:table-cell>
          <table:table-cell office:value-type="string">
            <text:p>Net migration for Panam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A52647NWDB</text:p>
          </table:table-cell>
          <table:table-cell table:number-columns-repeated="1018"/>
        </table:table-row>
        <table:table-row table:style-name="ro8">
          <table:table-cell office:value-type="string">
            <text:p>SMPOPNETMPER</text:p>
          </table:table-cell>
          <table:table-cell office:value-type="string">
            <text:p>Net migration for Per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E52647NWDB</text:p>
          </table:table-cell>
          <table:table-cell table:number-columns-repeated="1018"/>
        </table:table-row>
        <table:table-row table:style-name="ro8">
          <table:table-cell office:value-type="string">
            <text:p>SMPOPNETMPHL</text:p>
          </table:table-cell>
          <table:table-cell office:value-type="string">
            <text:p>Net migration for the Philippin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H52647NWDB</text:p>
          </table:table-cell>
          <table:table-cell table:number-columns-repeated="1018"/>
        </table:table-row>
        <table:table-row table:style-name="ro8">
          <table:table-cell office:value-type="string">
            <text:p>SMPOPNETMPNG</text:p>
          </table:table-cell>
          <table:table-cell office:value-type="string">
            <text:p>Net migration for Papua New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G52647NWDB</text:p>
          </table:table-cell>
          <table:table-cell table:number-columns-repeated="1018"/>
        </table:table-row>
        <table:table-row table:style-name="ro8">
          <table:table-cell office:value-type="string">
            <text:p>SMPOPNETMPOL</text:p>
          </table:table-cell>
          <table:table-cell office:value-type="string">
            <text:p>Net migration for Po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L52647NWDB</text:p>
          </table:table-cell>
          <table:table-cell table:number-columns-repeated="1018"/>
        </table:table-row>
        <table:table-row table:style-name="ro8">
          <table:table-cell office:value-type="string">
            <text:p>SMPOPNETMPRI</text:p>
          </table:table-cell>
          <table:table-cell office:value-type="string">
            <text:p>Net migration for Puerto Ri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R52647NWDB</text:p>
          </table:table-cell>
          <table:table-cell table:number-columns-repeated="1018"/>
        </table:table-row>
        <table:table-row table:style-name="ro8">
          <table:table-cell office:value-type="string">
            <text:p>SMPOPNETMPRK</text:p>
          </table:table-cell>
          <table:table-cell office:value-type="string">
            <text:p>Net migration for the Democratic People's Republic of Ko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KP52647NWDB</text:p>
          </table:table-cell>
          <table:table-cell table:number-columns-repeated="1018"/>
        </table:table-row>
        <table:table-row table:style-name="ro8">
          <table:table-cell office:value-type="string">
            <text:p>SMPOPNETMPRT</text:p>
          </table:table-cell>
          <table:table-cell office:value-type="string">
            <text:p>Net migration for Portug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T52647NWDB</text:p>
          </table:table-cell>
          <table:table-cell table:number-columns-repeated="1018"/>
        </table:table-row>
        <table:table-row table:style-name="ro8">
          <table:table-cell office:value-type="string">
            <text:p>SMPOPNETMPRY</text:p>
          </table:table-cell>
          <table:table-cell office:value-type="string">
            <text:p>Net migration for Paragu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Y52647NWDB</text:p>
          </table:table-cell>
          <table:table-cell table:number-columns-repeated="1018"/>
        </table:table-row>
        <table:table-row table:style-name="ro8">
          <table:table-cell office:value-type="string">
            <text:p>SMPOPNETMPSE</text:p>
          </table:table-cell>
          <table:table-cell office:value-type="string">
            <text:p>Net migration for the Occupied Palestinian Territor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S52647NWDB</text:p>
          </table:table-cell>
          <table:table-cell table:number-columns-repeated="1018"/>
        </table:table-row>
        <table:table-row table:style-name="ro8">
          <table:table-cell office:value-type="string">
            <text:p>SMPOPNETMPYF</text:p>
          </table:table-cell>
          <table:table-cell office:value-type="string">
            <text:p>Net migration for French Poly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PF52647NWDB</text:p>
          </table:table-cell>
          <table:table-cell table:number-columns-repeated="1018"/>
        </table:table-row>
        <table:table-row table:style-name="ro8">
          <table:table-cell office:value-type="string">
            <text:p>SMPOPNETMQAT</text:p>
          </table:table-cell>
          <table:table-cell office:value-type="string">
            <text:p>Net migration for Qat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QA52647NWDB</text:p>
          </table:table-cell>
          <table:table-cell table:number-columns-repeated="1018"/>
        </table:table-row>
        <table:table-row table:style-name="ro8">
          <table:table-cell office:value-type="string">
            <text:p>SMPOPNETMROU</text:p>
          </table:table-cell>
          <table:table-cell office:value-type="string">
            <text:p>Net migration for Rom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RO52647NWDB</text:p>
          </table:table-cell>
          <table:table-cell table:number-columns-repeated="1018"/>
        </table:table-row>
        <table:table-row table:style-name="ro8">
          <table:table-cell office:value-type="string">
            <text:p>SMPOPNETMRUS</text:p>
          </table:table-cell>
          <table:table-cell office:value-type="string">
            <text:p>Net migration for the Russian Federati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RU52647NWDB</text:p>
          </table:table-cell>
          <table:table-cell table:number-columns-repeated="1018"/>
        </table:table-row>
        <table:table-row table:style-name="ro8">
          <table:table-cell office:value-type="string">
            <text:p>SMPOPNETMRWA</text:p>
          </table:table-cell>
          <table:table-cell office:value-type="string">
            <text:p>Net migration for Rwan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RW52647NWDB</text:p>
          </table:table-cell>
          <table:table-cell table:number-columns-repeated="1018"/>
        </table:table-row>
        <table:table-row table:style-name="ro8">
          <table:table-cell office:value-type="string">
            <text:p>SMPOPNETMSAU</text:p>
          </table:table-cell>
          <table:table-cell office:value-type="string">
            <text:p>Net migration for Saudi Ara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A52647NWDB</text:p>
          </table:table-cell>
          <table:table-cell table:number-columns-repeated="1018"/>
        </table:table-row>
        <table:table-row table:style-name="ro8">
          <table:table-cell office:value-type="string">
            <text:p>SMPOPNETMSDN</text:p>
          </table:table-cell>
          <table:table-cell office:value-type="string">
            <text:p>Net migration for the Su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D52647NWDB</text:p>
          </table:table-cell>
          <table:table-cell table:number-columns-repeated="1018"/>
        </table:table-row>
        <table:table-row table:style-name="ro8">
          <table:table-cell office:value-type="string">
            <text:p>SMPOPNETMSEN</text:p>
          </table:table-cell>
          <table:table-cell office:value-type="string">
            <text:p>Net migration for Seneg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N52647NWDB</text:p>
          </table:table-cell>
          <table:table-cell table:number-columns-repeated="1018"/>
        </table:table-row>
        <table:table-row table:style-name="ro8">
          <table:table-cell office:value-type="string">
            <text:p>SMPOPNETMSGP</text:p>
          </table:table-cell>
          <table:table-cell office:value-type="string">
            <text:p>Net migration for Singapor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G52647NWDB</text:p>
          </table:table-cell>
          <table:table-cell table:number-columns-repeated="1018"/>
        </table:table-row>
        <table:table-row table:style-name="ro8">
          <table:table-cell office:value-type="string">
            <text:p>SMPOPNETMSLB</text:p>
          </table:table-cell>
          <table:table-cell office:value-type="string">
            <text:p>Net migration for the Solomon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B52647NWDB</text:p>
          </table:table-cell>
          <table:table-cell table:number-columns-repeated="1018"/>
        </table:table-row>
        <table:table-row table:style-name="ro8">
          <table:table-cell office:value-type="string">
            <text:p>SMPOPNETMSLE</text:p>
          </table:table-cell>
          <table:table-cell office:value-type="string">
            <text:p>Net migration for Sierra Leon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L52647NWDB</text:p>
          </table:table-cell>
          <table:table-cell table:number-columns-repeated="1018"/>
        </table:table-row>
        <table:table-row table:style-name="ro8">
          <table:table-cell office:value-type="string">
            <text:p>SMPOPNETMSLV</text:p>
          </table:table-cell>
          <table:table-cell office:value-type="string">
            <text:p>Net migration for El Salvado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V52647NWDB</text:p>
          </table:table-cell>
          <table:table-cell table:number-columns-repeated="1018"/>
        </table:table-row>
        <table:table-row table:style-name="ro8">
          <table:table-cell office:value-type="string">
            <text:p>SMPOPNETMSOM</text:p>
          </table:table-cell>
          <table:table-cell office:value-type="string">
            <text:p>Net migration for Soma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O52647NWDB</text:p>
          </table:table-cell>
          <table:table-cell table:number-columns-repeated="1018"/>
        </table:table-row>
        <table:table-row table:style-name="ro8">
          <table:table-cell office:value-type="string">
            <text:p>SMPOPNETMSRB</text:p>
          </table:table-cell>
          <table:table-cell office:value-type="string">
            <text:p>Net migration for Ser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RS52647NWDB</text:p>
          </table:table-cell>
          <table:table-cell table:number-columns-repeated="1018"/>
        </table:table-row>
        <table:table-row table:style-name="ro8">
          <table:table-cell office:value-type="string">
            <text:p>SMPOPNETMSSD</text:p>
          </table:table-cell>
          <table:table-cell office:value-type="string">
            <text:p>Net migration for the Republic of South Su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S52647NWDB</text:p>
          </table:table-cell>
          <table:table-cell table:number-columns-repeated="1018"/>
        </table:table-row>
        <table:table-row table:style-name="ro8">
          <table:table-cell office:value-type="string">
            <text:p>SMPOPNETMSTP</text:p>
          </table:table-cell>
          <table:table-cell office:value-type="string">
            <text:p>Net migration for Sao Tome and Princip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T52647NWDB</text:p>
          </table:table-cell>
          <table:table-cell table:number-columns-repeated="1018"/>
        </table:table-row>
        <table:table-row table:style-name="ro8">
          <table:table-cell office:value-type="string">
            <text:p>SMPOPNETMSUR</text:p>
          </table:table-cell>
          <table:table-cell office:value-type="string">
            <text:p>Net migration for Surinam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R52647NWDB</text:p>
          </table:table-cell>
          <table:table-cell table:number-columns-repeated="1018"/>
        </table:table-row>
        <table:table-row table:style-name="ro8">
          <table:table-cell office:value-type="string">
            <text:p>SMPOPNETMSVK</text:p>
          </table:table-cell>
          <table:table-cell office:value-type="string">
            <text:p>Net migration for the Slovak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K52647NWDB</text:p>
          </table:table-cell>
          <table:table-cell table:number-columns-repeated="1018"/>
        </table:table-row>
        <table:table-row table:style-name="ro8">
          <table:table-cell office:value-type="string">
            <text:p>SMPOPNETMSVN</text:p>
          </table:table-cell>
          <table:table-cell office:value-type="string">
            <text:p>Net migration for Slove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I52647NWDB</text:p>
          </table:table-cell>
          <table:table-cell table:number-columns-repeated="1018"/>
        </table:table-row>
        <table:table-row table:style-name="ro8">
          <table:table-cell office:value-type="string">
            <text:p>SMPOPNETMSWE</text:p>
          </table:table-cell>
          <table:table-cell office:value-type="string">
            <text:p>Net migration for Swede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E52647NWDB</text:p>
          </table:table-cell>
          <table:table-cell table:number-columns-repeated="1018"/>
        </table:table-row>
        <table:table-row table:style-name="ro8">
          <table:table-cell office:value-type="string">
            <text:p>SMPOPNETMSWZ</text:p>
          </table:table-cell>
          <table:table-cell office:value-type="string">
            <text:p>Net migration for Swazi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Z52647NWDB</text:p>
          </table:table-cell>
          <table:table-cell table:number-columns-repeated="1018"/>
        </table:table-row>
        <table:table-row table:style-name="ro8">
          <table:table-cell office:value-type="string">
            <text:p>SMPOPNETMSYC</text:p>
          </table:table-cell>
          <table:table-cell office:value-type="string">
            <text:p>Net migration for Seychell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C52647NWDB</text:p>
          </table:table-cell>
          <table:table-cell table:number-columns-repeated="1018"/>
        </table:table-row>
        <table:table-row table:style-name="ro8">
          <table:table-cell office:value-type="string">
            <text:p>SMPOPNETMSYR</text:p>
          </table:table-cell>
          <table:table-cell office:value-type="string">
            <text:p>Net migration for the Syrian Arab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SY52647NWDB</text:p>
          </table:table-cell>
          <table:table-cell table:number-columns-repeated="1018"/>
        </table:table-row>
        <table:table-row table:style-name="ro8">
          <table:table-cell office:value-type="string">
            <text:p>SMPOPNETMTCD</text:p>
          </table:table-cell>
          <table:table-cell office:value-type="string">
            <text:p>Net migration for Cha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D52647NWDB</text:p>
          </table:table-cell>
          <table:table-cell table:number-columns-repeated="1018"/>
        </table:table-row>
        <table:table-row table:style-name="ro8">
          <table:table-cell office:value-type="string">
            <text:p>SMPOPNETMTGO</text:p>
          </table:table-cell>
          <table:table-cell office:value-type="string">
            <text:p>Net migration for To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G52647NWDB</text:p>
          </table:table-cell>
          <table:table-cell table:number-columns-repeated="1018"/>
        </table:table-row>
        <table:table-row table:style-name="ro8">
          <table:table-cell office:value-type="string">
            <text:p>SMPOPNETMTHA</text:p>
          </table:table-cell>
          <table:table-cell office:value-type="string">
            <text:p>Net migration for Thai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H52647NWDB</text:p>
          </table:table-cell>
          <table:table-cell table:number-columns-repeated="1018"/>
        </table:table-row>
        <table:table-row table:style-name="ro8">
          <table:table-cell office:value-type="string">
            <text:p>SMPOPNETMTJK</text:p>
          </table:table-cell>
          <table:table-cell office:value-type="string">
            <text:p>Net migration for Taji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J52647NWDB</text:p>
          </table:table-cell>
          <table:table-cell table:number-columns-repeated="1018"/>
        </table:table-row>
        <table:table-row table:style-name="ro8">
          <table:table-cell office:value-type="string">
            <text:p>SMPOPNETMTKM</text:p>
          </table:table-cell>
          <table:table-cell office:value-type="string">
            <text:p>Net migration for Turkmen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M52647NWDB</text:p>
          </table:table-cell>
          <table:table-cell table:number-columns-repeated="1018"/>
        </table:table-row>
        <table:table-row table:style-name="ro8">
          <table:table-cell office:value-type="string">
            <text:p>SMPOPNETMTLS</text:p>
          </table:table-cell>
          <table:table-cell office:value-type="string">
            <text:p>Net migration for the Democratic Republic of Timor-Lest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L52647NWDB</text:p>
          </table:table-cell>
          <table:table-cell table:number-columns-repeated="1018"/>
        </table:table-row>
        <table:table-row table:style-name="ro8">
          <table:table-cell office:value-type="string">
            <text:p>SMPOPNETMTON</text:p>
          </table:table-cell>
          <table:table-cell office:value-type="string">
            <text:p>Net migration for Tong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O52647NWDB</text:p>
          </table:table-cell>
          <table:table-cell table:number-columns-repeated="1018"/>
        </table:table-row>
        <table:table-row table:style-name="ro8">
          <table:table-cell office:value-type="string">
            <text:p>SMPOPNETMTTO</text:p>
          </table:table-cell>
          <table:table-cell office:value-type="string">
            <text:p>Net migration for Trinidad and Toba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T52647NWDB</text:p>
          </table:table-cell>
          <table:table-cell table:number-columns-repeated="1018"/>
        </table:table-row>
        <table:table-row table:style-name="ro8">
          <table:table-cell office:value-type="string">
            <text:p>SMPOPNETMTUN</text:p>
          </table:table-cell>
          <table:table-cell office:value-type="string">
            <text:p>Net migration for Tuni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N52647NWDB</text:p>
          </table:table-cell>
          <table:table-cell table:number-columns-repeated="1018"/>
        </table:table-row>
        <table:table-row table:style-name="ro8">
          <table:table-cell office:value-type="string">
            <text:p>SMPOPNETMTUR</text:p>
          </table:table-cell>
          <table:table-cell office:value-type="string">
            <text:p>Net migration for Turke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R52647NWDB</text:p>
          </table:table-cell>
          <table:table-cell table:number-columns-repeated="1018"/>
        </table:table-row>
        <table:table-row table:style-name="ro8">
          <table:table-cell office:value-type="string">
            <text:p>SMPOPNETMTZA</text:p>
          </table:table-cell>
          <table:table-cell office:value-type="string">
            <text:p>Net migration for the United Republic of Tanz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TZ52647NWDB</text:p>
          </table:table-cell>
          <table:table-cell table:number-columns-repeated="1018"/>
        </table:table-row>
        <table:table-row table:style-name="ro8">
          <table:table-cell office:value-type="string">
            <text:p>SMPOPNETMUGA</text:p>
          </table:table-cell>
          <table:table-cell office:value-type="string">
            <text:p>Net migration for Ugan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UG52647NWDB</text:p>
          </table:table-cell>
          <table:table-cell table:number-columns-repeated="1018"/>
        </table:table-row>
        <table:table-row table:style-name="ro8">
          <table:table-cell office:value-type="string">
            <text:p>SMPOPNETMUKR</text:p>
          </table:table-cell>
          <table:table-cell office:value-type="string">
            <text:p>Net migration for the Ukrain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UA52647NWDB</text:p>
          </table:table-cell>
          <table:table-cell table:number-columns-repeated="1018"/>
        </table:table-row>
        <table:table-row table:style-name="ro8">
          <table:table-cell office:value-type="string">
            <text:p>SMPOPNETMURY</text:p>
          </table:table-cell>
          <table:table-cell office:value-type="string">
            <text:p>Net migration for Urugu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UY52647NWDB</text:p>
          </table:table-cell>
          <table:table-cell table:number-columns-repeated="1018"/>
        </table:table-row>
        <table:table-row table:style-name="ro8">
          <table:table-cell office:value-type="string">
            <text:p>SMPOPNETMUSA</text:p>
          </table:table-cell>
          <table:table-cell office:value-type="string">
            <text:p>Net migration for the United Stat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US52647NWDB</text:p>
          </table:table-cell>
          <table:table-cell table:number-columns-repeated="1018"/>
        </table:table-row>
        <table:table-row table:style-name="ro8">
          <table:table-cell office:value-type="string">
            <text:p>SMPOPNETMUZB</text:p>
          </table:table-cell>
          <table:table-cell office:value-type="string">
            <text:p>Net migration for Uzbe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UZ52647NWDB</text:p>
          </table:table-cell>
          <table:table-cell table:number-columns-repeated="1018"/>
        </table:table-row>
        <table:table-row table:style-name="ro8">
          <table:table-cell office:value-type="string">
            <text:p>SMPOPNETMVCT</text:p>
          </table:table-cell>
          <table:table-cell office:value-type="string">
            <text:p>Net migration for Saint Vincent and the Grenadin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VC52647NWDB</text:p>
          </table:table-cell>
          <table:table-cell table:number-columns-repeated="1018"/>
        </table:table-row>
        <table:table-row table:style-name="ro8">
          <table:table-cell office:value-type="string">
            <text:p>SMPOPNETMVEN</text:p>
          </table:table-cell>
          <table:table-cell office:value-type="string">
            <text:p>Net migration for the Bolivarian Republic of Venezuel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VE52647NWDB</text:p>
          </table:table-cell>
          <table:table-cell table:number-columns-repeated="1018"/>
        </table:table-row>
        <table:table-row table:style-name="ro8">
          <table:table-cell office:value-type="string">
            <text:p>SMPOPNETMVIR</text:p>
          </table:table-cell>
          <table:table-cell office:value-type="string">
            <text:p>Net migration for the Virgin Islands of the United Stat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VI52647NWDB</text:p>
          </table:table-cell>
          <table:table-cell table:number-columns-repeated="1018"/>
        </table:table-row>
        <table:table-row table:style-name="ro8">
          <table:table-cell office:value-type="string">
            <text:p>SMPOPNETMVNM</text:p>
          </table:table-cell>
          <table:table-cell office:value-type="string">
            <text:p>Net migration for Viet N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VN52647NWDB</text:p>
          </table:table-cell>
          <table:table-cell table:number-columns-repeated="1018"/>
        </table:table-row>
        <table:table-row table:style-name="ro8">
          <table:table-cell office:value-type="string">
            <text:p>SMPOPNETMVUT</text:p>
          </table:table-cell>
          <table:table-cell office:value-type="string">
            <text:p>Net migration for Vanuat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VU52647NWDB</text:p>
          </table:table-cell>
          <table:table-cell table:number-columns-repeated="1018"/>
        </table:table-row>
        <table:table-row table:style-name="ro8">
          <table:table-cell office:value-type="string">
            <text:p>SMPOPNETMWSM</text:p>
          </table:table-cell>
          <table:table-cell office:value-type="string">
            <text:p>Net migration for Samo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WS52647NWDB</text:p>
          </table:table-cell>
          <table:table-cell table:number-columns-repeated="1018"/>
        </table:table-row>
        <table:table-row table:style-name="ro8">
          <table:table-cell office:value-type="string">
            <text:p>SMPOPNETMYEM</text:p>
          </table:table-cell>
          <table:table-cell office:value-type="string">
            <text:p>Net migration for the Republic of Yeme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YE52647NWDB</text:p>
          </table:table-cell>
          <table:table-cell table:number-columns-repeated="1018"/>
        </table:table-row>
        <table:table-row table:style-name="ro8">
          <table:table-cell office:value-type="string">
            <text:p>SMPOPNETMZAF</text:p>
          </table:table-cell>
          <table:table-cell office:value-type="string">
            <text:p>Net migration for South Afr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ZA52647NWDB</text:p>
          </table:table-cell>
          <table:table-cell table:number-columns-repeated="1018"/>
        </table:table-row>
        <table:table-row table:style-name="ro8">
          <table:table-cell office:value-type="string">
            <text:p>SMPOPNETMZMB</text:p>
          </table:table-cell>
          <table:table-cell office:value-type="string">
            <text:p>Net migration for Za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ZM52647NWDB</text:p>
          </table:table-cell>
          <table:table-cell table:number-columns-repeated="1018"/>
        </table:table-row>
        <table:table-row table:style-name="ro8">
          <table:table-cell office:value-type="string">
            <text:p>SMPOPNETMZWE</text:p>
          </table:table-cell>
          <table:table-cell office:value-type="string">
            <text:p>Net migration for Zimbabw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ople</text:p>
          </table:table-cell>
          <table:table-cell office:value-type="string">
            <text:p>POPTOTZW52647NWDB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Population for converting net migration to per capita</text:p>
          </table:table-cell>
          <table:table-cell table:number-columns-repeated="1023"/>
        </table:table-row>
        <table:table-row table:style-name="ro8">
          <table:table-cell office:value-type="string">
            <text:p>country</text:p>
          </table:table-cell>
          <table:table-cell office:value-type="string">
            <text:p>series_id</text:p>
          </table:table-cell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frequency</text:p>
          </table:table-cell>
          <table:table-cell office:value-type="string">
            <text:p>units</text:p>
          </table:table-cell>
          <table:table-cell table:number-columns-repeated="1018"/>
        </table:table-row>
        <table:table-row table:style-name="ro8">
          <table:table-cell office:value-type="string">
            <text:p>Argentina</text:p>
          </table:table-cell>
          <table:table-cell office:value-type="string">
            <text:p>POPTOTAR52647NWDB</text:p>
          </table:table-cell>
          <table:table-cell office:value-type="string">
            <text:p>Population, Total for Argent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merican Samoa</text:p>
          </table:table-cell>
          <table:table-cell office:value-type="string">
            <text:p>POPTOTAS52647NWDB</text:p>
          </table:table-cell>
          <table:table-cell office:value-type="string">
            <text:p>Population, Total for American Samo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ustria</text:p>
          </table:table-cell>
          <table:table-cell office:value-type="string">
            <text:p>POPTOTAT52647NWDB</text:p>
          </table:table-cell>
          <table:table-cell office:value-type="string">
            <text:p>Population, Total for Aust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ustralia</text:p>
          </table:table-cell>
          <table:table-cell office:value-type="string">
            <text:p>POPTOTAU52647NWDB</text:p>
          </table:table-cell>
          <table:table-cell office:value-type="string">
            <text:p>Population, Total for Austra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ruba</text:p>
          </table:table-cell>
          <table:table-cell office:value-type="string">
            <text:p>POPTOTAW52647NWDB</text:p>
          </table:table-cell>
          <table:table-cell office:value-type="string">
            <text:p>Population, Total for Arub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zerbaijan</text:p>
          </table:table-cell>
          <table:table-cell office:value-type="string">
            <text:p>POPTOTAZ52647NWDB</text:p>
          </table:table-cell>
          <table:table-cell office:value-type="string">
            <text:p>Population, Total for Azerbaij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osnia and Herzegovina</text:p>
          </table:table-cell>
          <table:table-cell office:value-type="string">
            <text:p>POPTOTBA52647NWDB</text:p>
          </table:table-cell>
          <table:table-cell office:value-type="string">
            <text:p>Population, Total for Bosnia and Herzegov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arbados</text:p>
          </table:table-cell>
          <table:table-cell office:value-type="string">
            <text:p>POPTOTBB52647NWDB</text:p>
          </table:table-cell>
          <table:table-cell office:value-type="string">
            <text:p>Population, Total for Barbado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angladesh</text:p>
          </table:table-cell>
          <table:table-cell office:value-type="string">
            <text:p>POPTOTBD52647NWDB</text:p>
          </table:table-cell>
          <table:table-cell office:value-type="string">
            <text:p>Population, Total for Bangladesh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elgium</text:p>
          </table:table-cell>
          <table:table-cell office:value-type="string">
            <text:p>POPTOTBE52647NWDB</text:p>
          </table:table-cell>
          <table:table-cell office:value-type="string">
            <text:p>Population, Total for Belgiu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urkina Faso</text:p>
          </table:table-cell>
          <table:table-cell office:value-type="string">
            <text:p>POPTOTBF52647NWDB</text:p>
          </table:table-cell>
          <table:table-cell office:value-type="string">
            <text:p>Population, Total for Burkina Fas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ulgaria</text:p>
          </table:table-cell>
          <table:table-cell office:value-type="string">
            <text:p>POPTOTBG52647NWDB</text:p>
          </table:table-cell>
          <table:table-cell office:value-type="string">
            <text:p>Population, Total for Bulga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ahrain</text:p>
          </table:table-cell>
          <table:table-cell office:value-type="string">
            <text:p>POPTOTBH52647NWDB</text:p>
          </table:table-cell>
          <table:table-cell office:value-type="string">
            <text:p>Population, Total for Bahra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urundi</text:p>
          </table:table-cell>
          <table:table-cell office:value-type="string">
            <text:p>POPTOTBI52647NWDB</text:p>
          </table:table-cell>
          <table:table-cell office:value-type="string">
            <text:p>Population, Total for Burund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enin</text:p>
          </table:table-cell>
          <table:table-cell office:value-type="string">
            <text:p>POPTOTBJ52647NWDB</text:p>
          </table:table-cell>
          <table:table-cell office:value-type="string">
            <text:p>Population, Total for Ben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ermuda</text:p>
          </table:table-cell>
          <table:table-cell office:value-type="string">
            <text:p>POPTOTBM52647NWDB</text:p>
          </table:table-cell>
          <table:table-cell office:value-type="string">
            <text:p>Population, Total for Bermu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runei Darussalam</text:p>
          </table:table-cell>
          <table:table-cell office:value-type="string">
            <text:p>POPTOTBN52647NWDB</text:p>
          </table:table-cell>
          <table:table-cell office:value-type="string">
            <text:p>Population, Total for Brunei Darussal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Plurinational State of Bolivia</text:p>
          </table:table-cell>
          <table:table-cell office:value-type="string">
            <text:p>POPTOTBO52647NWDB</text:p>
          </table:table-cell>
          <table:table-cell office:value-type="string">
            <text:p>Population, Total for the Plurinational State of Boliv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razil</text:p>
          </table:table-cell>
          <table:table-cell office:value-type="string">
            <text:p>POPTOTBR52647NWDB</text:p>
          </table:table-cell>
          <table:table-cell office:value-type="string">
            <text:p>Population, Total for Brazi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ahamas</text:p>
          </table:table-cell>
          <table:table-cell office:value-type="string">
            <text:p>POPTOTBS52647NWDB</text:p>
          </table:table-cell>
          <table:table-cell office:value-type="string">
            <text:p>Population, Total for Bahama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hutan</text:p>
          </table:table-cell>
          <table:table-cell office:value-type="string">
            <text:p>POPTOTBT52647NWDB</text:p>
          </table:table-cell>
          <table:table-cell office:value-type="string">
            <text:p>Population, Total for Bhu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otswana</text:p>
          </table:table-cell>
          <table:table-cell office:value-type="string">
            <text:p>POPTOTBW52647NWDB</text:p>
          </table:table-cell>
          <table:table-cell office:value-type="string">
            <text:p>Population, Total for Botsw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elarus</text:p>
          </table:table-cell>
          <table:table-cell office:value-type="string">
            <text:p>POPTOTBY52647NWDB</text:p>
          </table:table-cell>
          <table:table-cell office:value-type="string">
            <text:p>Population, Total for Belar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elize</text:p>
          </table:table-cell>
          <table:table-cell office:value-type="string">
            <text:p>POPTOTBZ52647NWDB</text:p>
          </table:table-cell>
          <table:table-cell office:value-type="string">
            <text:p>Population, Total for Beliz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anada</text:p>
          </table:table-cell>
          <table:table-cell office:value-type="string">
            <text:p>POPTOTCA52647NWDB</text:p>
          </table:table-cell>
          <table:table-cell office:value-type="string">
            <text:p>Population, Total for Cana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Democratic Republic of the Congo</text:p>
          </table:table-cell>
          <table:table-cell office:value-type="string">
            <text:p>POPTOTCD52647NWDB</text:p>
          </table:table-cell>
          <table:table-cell office:value-type="string">
            <text:p>Population, Total for the Democratic Republic of the Con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entral African Republic</text:p>
          </table:table-cell>
          <table:table-cell office:value-type="string">
            <text:p>POPTOTCF52647NWDB</text:p>
          </table:table-cell>
          <table:table-cell office:value-type="string">
            <text:p>Population, Total for Central African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ongo</text:p>
          </table:table-cell>
          <table:table-cell office:value-type="string">
            <text:p>POPTOTCG52647NWDB</text:p>
          </table:table-cell>
          <table:table-cell office:value-type="string">
            <text:p>Population, Total for Con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witzerland</text:p>
          </table:table-cell>
          <table:table-cell office:value-type="string">
            <text:p>POPTOTCH52647NWDB</text:p>
          </table:table-cell>
          <table:table-cell office:value-type="string">
            <text:p>Population, Total for Switzer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ote d'Ivoire</text:p>
          </table:table-cell>
          <table:table-cell office:value-type="string">
            <text:p>POPTOTCI52647NWDB</text:p>
          </table:table-cell>
          <table:table-cell office:value-type="string">
            <text:p>Population, Total for Cote d'Ivoir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hile</text:p>
          </table:table-cell>
          <table:table-cell office:value-type="string">
            <text:p>POPTOTCL52647NWDB</text:p>
          </table:table-cell>
          <table:table-cell office:value-type="string">
            <text:p>Population, Total for Chil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ameroon</text:p>
          </table:table-cell>
          <table:table-cell office:value-type="string">
            <text:p>POPTOTCM52647NWDB</text:p>
          </table:table-cell>
          <table:table-cell office:value-type="string">
            <text:p>Population, Total for Camero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hina</text:p>
          </table:table-cell>
          <table:table-cell office:value-type="string">
            <text:p>POPTOTCN52647NWDB</text:p>
          </table:table-cell>
          <table:table-cell office:value-type="string">
            <text:p>Population, Total for Chi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olombia</text:p>
          </table:table-cell>
          <table:table-cell office:value-type="string">
            <text:p>POPTOTCO52647NWDB</text:p>
          </table:table-cell>
          <table:table-cell office:value-type="string">
            <text:p>Population, Total for Colo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osta Rica</text:p>
          </table:table-cell>
          <table:table-cell office:value-type="string">
            <text:p>POPTOTCR52647NWDB</text:p>
          </table:table-cell>
          <table:table-cell office:value-type="string">
            <text:p>Population, Total for Costa R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uba</text:p>
          </table:table-cell>
          <table:table-cell office:value-type="string">
            <text:p>POPTOTCU52647NWDB</text:p>
          </table:table-cell>
          <table:table-cell office:value-type="string">
            <text:p>Population, Total for Cub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ape Verde</text:p>
          </table:table-cell>
          <table:table-cell office:value-type="string">
            <text:p>POPTOTCV52647NWDB</text:p>
          </table:table-cell>
          <table:table-cell office:value-type="string">
            <text:p>Population, Total for Cape Verd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uracao</text:p>
          </table:table-cell>
          <table:table-cell office:value-type="string">
            <text:p>POPTOTCW52647NWDB</text:p>
          </table:table-cell>
          <table:table-cell office:value-type="string">
            <text:p>Population, Total for Curaca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yprus</text:p>
          </table:table-cell>
          <table:table-cell office:value-type="string">
            <text:p>POPTOTCY52647NWDB</text:p>
          </table:table-cell>
          <table:table-cell office:value-type="string">
            <text:p>Population, Total for Cypr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zech Republic</text:p>
          </table:table-cell>
          <table:table-cell office:value-type="string">
            <text:p>POPTOTCZ52647NWDB</text:p>
          </table:table-cell>
          <table:table-cell office:value-type="string">
            <text:p>Population, Total for Czech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ermany</text:p>
          </table:table-cell>
          <table:table-cell office:value-type="string">
            <text:p>POPTOTDE52647NWDB</text:p>
          </table:table-cell>
          <table:table-cell office:value-type="string">
            <text:p>Population, Total for German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jibouti</text:p>
          </table:table-cell>
          <table:table-cell office:value-type="string">
            <text:p>POPTOTDJ52647NWDB</text:p>
          </table:table-cell>
          <table:table-cell office:value-type="string">
            <text:p>Population, Total for Djibou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enmark</text:p>
          </table:table-cell>
          <table:table-cell office:value-type="string">
            <text:p>POPTOTDK52647NWDB</text:p>
          </table:table-cell>
          <table:table-cell office:value-type="string">
            <text:p>Population, Total for Denmark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ominica</text:p>
          </table:table-cell>
          <table:table-cell office:value-type="string">
            <text:p>POPTOTDM52647NWDB</text:p>
          </table:table-cell>
          <table:table-cell office:value-type="string">
            <text:p>Population, Total for Domin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ominican Republic</text:p>
          </table:table-cell>
          <table:table-cell office:value-type="string">
            <text:p>POPTOTDO52647NWDB</text:p>
          </table:table-cell>
          <table:table-cell office:value-type="string">
            <text:p>Population, Total for Dominican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Algeria</text:p>
          </table:table-cell>
          <table:table-cell office:value-type="string">
            <text:p>POPTOTDZ52647NWDB</text:p>
          </table:table-cell>
          <table:table-cell office:value-type="string">
            <text:p>Population, Total for Alg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cuador</text:p>
          </table:table-cell>
          <table:table-cell office:value-type="string">
            <text:p>POPTOTEC52647NWDB</text:p>
          </table:table-cell>
          <table:table-cell office:value-type="string">
            <text:p>Population, Total for Ecuado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stonia</text:p>
          </table:table-cell>
          <table:table-cell office:value-type="string">
            <text:p>POPTOTEE52647NWDB</text:p>
          </table:table-cell>
          <table:table-cell office:value-type="string">
            <text:p>Population, Total for Est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gypt</text:p>
          </table:table-cell>
          <table:table-cell office:value-type="string">
            <text:p>POPTOTEG52647NWDB</text:p>
          </table:table-cell>
          <table:table-cell office:value-type="string">
            <text:p>Population, Total for Egypt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ritrea</text:p>
          </table:table-cell>
          <table:table-cell office:value-type="string">
            <text:p>POPTOTER52647NWDB</text:p>
          </table:table-cell>
          <table:table-cell office:value-type="string">
            <text:p>Population, Total for Erit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pain</text:p>
          </table:table-cell>
          <table:table-cell office:value-type="string">
            <text:p>POPTOTES52647NWDB</text:p>
          </table:table-cell>
          <table:table-cell office:value-type="string">
            <text:p>Population, Total for Spa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thiopia</text:p>
          </table:table-cell>
          <table:table-cell office:value-type="string">
            <text:p>POPTOTET52647NWDB</text:p>
          </table:table-cell>
          <table:table-cell office:value-type="string">
            <text:p>Population, Total for Ethiop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inland</text:p>
          </table:table-cell>
          <table:table-cell office:value-type="string">
            <text:p>POPTOTFI52647NWDB</text:p>
          </table:table-cell>
          <table:table-cell office:value-type="string">
            <text:p>Population, Total for Fin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iji</text:p>
          </table:table-cell>
          <table:table-cell office:value-type="string">
            <text:p>POPTOTFJ52647NWDB</text:p>
          </table:table-cell>
          <table:table-cell office:value-type="string">
            <text:p>Population, Total for Fij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ederated States of Micronesia</text:p>
          </table:table-cell>
          <table:table-cell office:value-type="string">
            <text:p>POPTOTFM52647NWDB</text:p>
          </table:table-cell>
          <table:table-cell office:value-type="string">
            <text:p>Population, Total for Federated States of Micro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aroe Islands</text:p>
          </table:table-cell>
          <table:table-cell office:value-type="string">
            <text:p>POPTOTFO52647NWDB</text:p>
          </table:table-cell>
          <table:table-cell office:value-type="string">
            <text:p>Population, Total for Faroe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rance</text:p>
          </table:table-cell>
          <table:table-cell office:value-type="string">
            <text:p>POPTOTFR52647NWDB</text:p>
          </table:table-cell>
          <table:table-cell office:value-type="string">
            <text:p>Population, Total for Franc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abon</text:p>
          </table:table-cell>
          <table:table-cell office:value-type="string">
            <text:p>POPTOTGA52647NWDB</text:p>
          </table:table-cell>
          <table:table-cell office:value-type="string">
            <text:p>Population, Total for Gab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nited Kingdom</text:p>
          </table:table-cell>
          <table:table-cell office:value-type="string">
            <text:p>POPTOTGB52647NWDB</text:p>
          </table:table-cell>
          <table:table-cell office:value-type="string">
            <text:p>Population, Total for United Kingdo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renada</text:p>
          </table:table-cell>
          <table:table-cell office:value-type="string">
            <text:p>POPTOTGD52647NWDB</text:p>
          </table:table-cell>
          <table:table-cell office:value-type="string">
            <text:p>Population, Total for Grena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eorgia</text:p>
          </table:table-cell>
          <table:table-cell office:value-type="string">
            <text:p>POPTOTGE52647NWDB</text:p>
          </table:table-cell>
          <table:table-cell office:value-type="string">
            <text:p>Population, Total for Georg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hana</text:p>
          </table:table-cell>
          <table:table-cell office:value-type="string">
            <text:p>POPTOTGH52647NWDB</text:p>
          </table:table-cell>
          <table:table-cell office:value-type="string">
            <text:p>Population, Total for Gh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reenland</text:p>
          </table:table-cell>
          <table:table-cell office:value-type="string">
            <text:p>POPTOTGL52647NWDB</text:p>
          </table:table-cell>
          <table:table-cell office:value-type="string">
            <text:p>Population, Total for Green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ambia</text:p>
          </table:table-cell>
          <table:table-cell office:value-type="string">
            <text:p>POPTOTGM52647NWDB</text:p>
          </table:table-cell>
          <table:table-cell office:value-type="string">
            <text:p>Population, Total for Ga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uinea</text:p>
          </table:table-cell>
          <table:table-cell office:value-type="string">
            <text:p>POPTOTGN52647NWDB</text:p>
          </table:table-cell>
          <table:table-cell office:value-type="string">
            <text:p>Population, Total for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quatorial Guinea</text:p>
          </table:table-cell>
          <table:table-cell office:value-type="string">
            <text:p>POPTOTGQ52647NWDB</text:p>
          </table:table-cell>
          <table:table-cell office:value-type="string">
            <text:p>Population, Total for Equatorial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reece</text:p>
          </table:table-cell>
          <table:table-cell office:value-type="string">
            <text:p>POPTOTGR52647NWDB</text:p>
          </table:table-cell>
          <table:table-cell office:value-type="string">
            <text:p>Population, Total for Greec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uatemala</text:p>
          </table:table-cell>
          <table:table-cell office:value-type="string">
            <text:p>POPTOTGT52647NWDB</text:p>
          </table:table-cell>
          <table:table-cell office:value-type="string">
            <text:p>Population, Total for Guatemal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uam</text:p>
          </table:table-cell>
          <table:table-cell office:value-type="string">
            <text:p>POPTOTGU52647NWDB</text:p>
          </table:table-cell>
          <table:table-cell office:value-type="string">
            <text:p>Population, Total for Gu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uinea-Bissau</text:p>
          </table:table-cell>
          <table:table-cell office:value-type="string">
            <text:p>POPTOTGW52647NWDB</text:p>
          </table:table-cell>
          <table:table-cell office:value-type="string">
            <text:p>Population, Total for Guinea-Bissa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Guyana</text:p>
          </table:table-cell>
          <table:table-cell office:value-type="string">
            <text:p>POPTOTGY52647NWDB</text:p>
          </table:table-cell>
          <table:table-cell office:value-type="string">
            <text:p>Population, Total for Guyan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Hong Kong</text:p>
          </table:table-cell>
          <table:table-cell office:value-type="string">
            <text:p>POPTOTHK52647NWDB</text:p>
          </table:table-cell>
          <table:table-cell office:value-type="string">
            <text:p>Population, Total for Hong Kong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Honduras</text:p>
          </table:table-cell>
          <table:table-cell office:value-type="string">
            <text:p>POPTOTHN52647NWDB</text:p>
          </table:table-cell>
          <table:table-cell office:value-type="string">
            <text:p>Population, Total for Hondura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roatia</text:p>
          </table:table-cell>
          <table:table-cell office:value-type="string">
            <text:p>POPTOTHR52647NWDB</text:p>
          </table:table-cell>
          <table:table-cell office:value-type="string">
            <text:p>Population, Total for Croat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Haiti</text:p>
          </table:table-cell>
          <table:table-cell office:value-type="string">
            <text:p>POPTOTHT52647NWDB</text:p>
          </table:table-cell>
          <table:table-cell office:value-type="string">
            <text:p>Population, Total for Hai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Hungary</text:p>
          </table:table-cell>
          <table:table-cell office:value-type="string">
            <text:p>POPTOTHU52647NWDB</text:p>
          </table:table-cell>
          <table:table-cell office:value-type="string">
            <text:p>Population, Total for Hungar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ndonesia</text:p>
          </table:table-cell>
          <table:table-cell office:value-type="string">
            <text:p>POPTOTID52647NWDB</text:p>
          </table:table-cell>
          <table:table-cell office:value-type="string">
            <text:p>Population, Total for Indo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reland</text:p>
          </table:table-cell>
          <table:table-cell office:value-type="string">
            <text:p>POPTOTIE52647NWDB</text:p>
          </table:table-cell>
          <table:table-cell office:value-type="string">
            <text:p>Population, Total for Ire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srael</text:p>
          </table:table-cell>
          <table:table-cell office:value-type="string">
            <text:p>POPTOTIL52647NWDB</text:p>
          </table:table-cell>
          <table:table-cell office:value-type="string">
            <text:p>Population, Total for Israe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sle of Man</text:p>
          </table:table-cell>
          <table:table-cell office:value-type="string">
            <text:p>POPTOTIM52647NWDB</text:p>
          </table:table-cell>
          <table:table-cell office:value-type="string">
            <text:p>Population, Total for Isle of M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ndia</text:p>
          </table:table-cell>
          <table:table-cell office:value-type="string">
            <text:p>POPTOTIN52647NWDB</text:p>
          </table:table-cell>
          <table:table-cell office:value-type="string">
            <text:p>Population, Total for Ind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raq</text:p>
          </table:table-cell>
          <table:table-cell office:value-type="string">
            <text:p>POPTOTIQ52647NWDB</text:p>
          </table:table-cell>
          <table:table-cell office:value-type="string">
            <text:p>Population, Total for Iraq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slamic Republic of Iran</text:p>
          </table:table-cell>
          <table:table-cell office:value-type="string">
            <text:p>POPTOTIR52647NWDB</text:p>
          </table:table-cell>
          <table:table-cell office:value-type="string">
            <text:p>Population, Total for Islamic Republic of Ir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celand</text:p>
          </table:table-cell>
          <table:table-cell office:value-type="string">
            <text:p>POPTOTIS52647NWDB</text:p>
          </table:table-cell>
          <table:table-cell office:value-type="string">
            <text:p>Population, Total for Ice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Italy</text:p>
          </table:table-cell>
          <table:table-cell office:value-type="string">
            <text:p>POPTOTIT52647NWDB</text:p>
          </table:table-cell>
          <table:table-cell office:value-type="string">
            <text:p>Population, Total for Ital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Jamaica</text:p>
          </table:table-cell>
          <table:table-cell office:value-type="string">
            <text:p>POPTOTJM52647NWDB</text:p>
          </table:table-cell>
          <table:table-cell office:value-type="string">
            <text:p>Population, Total for Jama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Jordan</text:p>
          </table:table-cell>
          <table:table-cell office:value-type="string">
            <text:p>POPTOTJO52647NWDB</text:p>
          </table:table-cell>
          <table:table-cell office:value-type="string">
            <text:p>Population, Total for Jor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Japan</text:p>
          </table:table-cell>
          <table:table-cell office:value-type="string">
            <text:p>POPTOTJP52647NWDB</text:p>
          </table:table-cell>
          <table:table-cell office:value-type="string">
            <text:p>Population, Total for Jap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enya</text:p>
          </table:table-cell>
          <table:table-cell office:value-type="string">
            <text:p>POPTOTKE52647NWDB</text:p>
          </table:table-cell>
          <table:table-cell office:value-type="string">
            <text:p>Population, Total for Keny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yrgyzstan</text:p>
          </table:table-cell>
          <table:table-cell office:value-type="string">
            <text:p>POPTOTKG52647NWDB</text:p>
          </table:table-cell>
          <table:table-cell office:value-type="string">
            <text:p>Population, Total for Kyrgyz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ambodia</text:p>
          </table:table-cell>
          <table:table-cell office:value-type="string">
            <text:p>POPTOTKH52647NWDB</text:p>
          </table:table-cell>
          <table:table-cell office:value-type="string">
            <text:p>Population, Total for Cambod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iribati</text:p>
          </table:table-cell>
          <table:table-cell office:value-type="string">
            <text:p>POPTOTKI52647NWDB</text:p>
          </table:table-cell>
          <table:table-cell office:value-type="string">
            <text:p>Population, Total for Kiribat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omoros</text:p>
          </table:table-cell>
          <table:table-cell office:value-type="string">
            <text:p>POPTOTKM52647NWDB</text:p>
          </table:table-cell>
          <table:table-cell office:value-type="string">
            <text:p>Population, Total for Comoro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int Kitts and Nevis</text:p>
          </table:table-cell>
          <table:table-cell office:value-type="string">
            <text:p>POPTOTKN52647NWDB</text:p>
          </table:table-cell>
          <table:table-cell office:value-type="string">
            <text:p>Population, Total for Saint Kitts and Nevi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emocratic People's Republic of Korea</text:p>
          </table:table-cell>
          <table:table-cell office:value-type="string">
            <text:p>POPTOTKP52647NWDB</text:p>
          </table:table-cell>
          <table:table-cell office:value-type="string">
            <text:p>Population, Total for Democratic People's Republic of Ko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Republic of Korea</text:p>
          </table:table-cell>
          <table:table-cell office:value-type="string">
            <text:p>POPTOTKR52647NWDB</text:p>
          </table:table-cell>
          <table:table-cell office:value-type="string">
            <text:p>Population, Total for Republic of Kor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osovo</text:p>
          </table:table-cell>
          <table:table-cell office:value-type="string">
            <text:p>POPTOTKV52647NWDB</text:p>
          </table:table-cell>
          <table:table-cell office:value-type="string">
            <text:p>Population, Total for Kosov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uwait</text:p>
          </table:table-cell>
          <table:table-cell office:value-type="string">
            <text:p>POPTOTKW52647NWDB</text:p>
          </table:table-cell>
          <table:table-cell office:value-type="string">
            <text:p>Population, Total for Kuwait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ayman Islands</text:p>
          </table:table-cell>
          <table:table-cell office:value-type="string">
            <text:p>POPTOTKY52647NWDB</text:p>
          </table:table-cell>
          <table:table-cell office:value-type="string">
            <text:p>Population, Total for Cayman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Kazakhstan</text:p>
          </table:table-cell>
          <table:table-cell office:value-type="string">
            <text:p>POPTOTKZ52647NWDB</text:p>
          </table:table-cell>
          <table:table-cell office:value-type="string">
            <text:p>Population, Total for Kazakh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ao People's Democratic Republic</text:p>
          </table:table-cell>
          <table:table-cell office:value-type="string">
            <text:p>POPTOTLA52647NWDB</text:p>
          </table:table-cell>
          <table:table-cell office:value-type="string">
            <text:p>Population, Total for Lao People's Democratic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ebanon</text:p>
          </table:table-cell>
          <table:table-cell office:value-type="string">
            <text:p>POPTOTLB52647NWDB</text:p>
          </table:table-cell>
          <table:table-cell office:value-type="string">
            <text:p>Population, Total for Leban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int Lucia</text:p>
          </table:table-cell>
          <table:table-cell office:value-type="string">
            <text:p>POPTOTLC52647NWDB</text:p>
          </table:table-cell>
          <table:table-cell office:value-type="string">
            <text:p>Population, Total for Saint Luc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iechtenstein</text:p>
          </table:table-cell>
          <table:table-cell office:value-type="string">
            <text:p>POPTOTLI52647NWDB</text:p>
          </table:table-cell>
          <table:table-cell office:value-type="string">
            <text:p>Population, Total for Liechtenste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ri Lanka</text:p>
          </table:table-cell>
          <table:table-cell office:value-type="string">
            <text:p>POPTOTLK52647NWDB</text:p>
          </table:table-cell>
          <table:table-cell office:value-type="string">
            <text:p>Population, Total for Sri Lank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iberia</text:p>
          </table:table-cell>
          <table:table-cell office:value-type="string">
            <text:p>POPTOTLR52647NWDB</text:p>
          </table:table-cell>
          <table:table-cell office:value-type="string">
            <text:p>Population, Total for Lib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esotho</text:p>
          </table:table-cell>
          <table:table-cell office:value-type="string">
            <text:p>POPTOTLS52647NWDB</text:p>
          </table:table-cell>
          <table:table-cell office:value-type="string">
            <text:p>Population, Total for Lesoth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ithuania</text:p>
          </table:table-cell>
          <table:table-cell office:value-type="string">
            <text:p>POPTOTLT52647NWDB</text:p>
          </table:table-cell>
          <table:table-cell office:value-type="string">
            <text:p>Population, Total for Lithu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uxembourg</text:p>
          </table:table-cell>
          <table:table-cell office:value-type="string">
            <text:p>POPTOTLU52647NWDB</text:p>
          </table:table-cell>
          <table:table-cell office:value-type="string">
            <text:p>Population, Total for Luxembourg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atvia</text:p>
          </table:table-cell>
          <table:table-cell office:value-type="string">
            <text:p>POPTOTLV52647NWDB</text:p>
          </table:table-cell>
          <table:table-cell office:value-type="string">
            <text:p>Population, Total for Latv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Libyan Arab Jamahiriya</text:p>
          </table:table-cell>
          <table:table-cell office:value-type="string">
            <text:p>POPTOTLY52647NWDB</text:p>
          </table:table-cell>
          <table:table-cell office:value-type="string">
            <text:p>Population, Total for Libyan Arab Jamahiriy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orocco</text:p>
          </table:table-cell>
          <table:table-cell office:value-type="string">
            <text:p>POPTOTMA52647NWDB</text:p>
          </table:table-cell>
          <table:table-cell office:value-type="string">
            <text:p>Population, Total for Moroc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onaco</text:p>
          </table:table-cell>
          <table:table-cell office:value-type="string">
            <text:p>POPTOTMC52647NWDB</text:p>
          </table:table-cell>
          <table:table-cell office:value-type="string">
            <text:p>Population, Total for Mona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Republic of Moldova</text:p>
          </table:table-cell>
          <table:table-cell office:value-type="string">
            <text:p>POPTOTMD52647NWDB</text:p>
          </table:table-cell>
          <table:table-cell office:value-type="string">
            <text:p>Population, Total for Republic of Moldov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ontenegro</text:p>
          </table:table-cell>
          <table:table-cell office:value-type="string">
            <text:p>POPTOTME52647NWDB</text:p>
          </table:table-cell>
          <table:table-cell office:value-type="string">
            <text:p>Population, Total for Montenegr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Collectivity of Saint Martin</text:p>
          </table:table-cell>
          <table:table-cell office:value-type="string">
            <text:p>POPTOTMF52647NWDB</text:p>
          </table:table-cell>
          <table:table-cell office:value-type="string">
            <text:p>Population, Total for the Collectivity of Saint Marti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dagascar</text:p>
          </table:table-cell>
          <table:table-cell office:value-type="string">
            <text:p>POPTOTMG52647NWDB</text:p>
          </table:table-cell>
          <table:table-cell office:value-type="string">
            <text:p>Population, Total for Madagasc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rshall Islands</text:p>
          </table:table-cell>
          <table:table-cell office:value-type="string">
            <text:p>POPTOTMH52647NWDB</text:p>
          </table:table-cell>
          <table:table-cell office:value-type="string">
            <text:p>Population, Total for Marshall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former Yugoslav Republic of Macedonia</text:p>
          </table:table-cell>
          <table:table-cell office:value-type="string">
            <text:p>POPTOTMK52647NWDB</text:p>
          </table:table-cell>
          <table:table-cell office:value-type="string">
            <text:p>Population, Total for the former Yugoslav Republic of Maced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li</text:p>
          </table:table-cell>
          <table:table-cell office:value-type="string">
            <text:p>POPTOTML52647NWDB</text:p>
          </table:table-cell>
          <table:table-cell office:value-type="string">
            <text:p>Population, Total for Mal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yanmar</text:p>
          </table:table-cell>
          <table:table-cell office:value-type="string">
            <text:p>POPTOTMM52647NWDB</text:p>
          </table:table-cell>
          <table:table-cell office:value-type="string">
            <text:p>Population, Total for Myanm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ongolia</text:p>
          </table:table-cell>
          <table:table-cell office:value-type="string">
            <text:p>POPTOTMN52647NWDB</text:p>
          </table:table-cell>
          <table:table-cell office:value-type="string">
            <text:p>Population, Total for Mongo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cao</text:p>
          </table:table-cell>
          <table:table-cell office:value-type="string">
            <text:p>POPTOTMO52647NWDB</text:p>
          </table:table-cell>
          <table:table-cell office:value-type="string">
            <text:p>Population, Total for Maca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Commonwealth of the Northern Mariana Islands</text:p>
          </table:table-cell>
          <table:table-cell office:value-type="string">
            <text:p>POPTOTMP52647NWDB</text:p>
          </table:table-cell>
          <table:table-cell office:value-type="string">
            <text:p>Population, Total for the Commonwealth of the Northern Mariana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uritania</text:p>
          </table:table-cell>
          <table:table-cell office:value-type="string">
            <text:p>POPTOTMR52647NWDB</text:p>
          </table:table-cell>
          <table:table-cell office:value-type="string">
            <text:p>Population, Total for Maurit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lta</text:p>
          </table:table-cell>
          <table:table-cell office:value-type="string">
            <text:p>POPTOTMT52647NWDB</text:p>
          </table:table-cell>
          <table:table-cell office:value-type="string">
            <text:p>Population, Total for Malt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uritius</text:p>
          </table:table-cell>
          <table:table-cell office:value-type="string">
            <text:p>POPTOTMU52647NWDB</text:p>
          </table:table-cell>
          <table:table-cell office:value-type="string">
            <text:p>Population, Total for Mauritiu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ldives</text:p>
          </table:table-cell>
          <table:table-cell office:value-type="string">
            <text:p>POPTOTMV52647NWDB</text:p>
          </table:table-cell>
          <table:table-cell office:value-type="string">
            <text:p>Population, Total for Maldiv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lawi</text:p>
          </table:table-cell>
          <table:table-cell office:value-type="string">
            <text:p>POPTOTMW52647NWDB</text:p>
          </table:table-cell>
          <table:table-cell office:value-type="string">
            <text:p>Population, Total for Malawi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exico</text:p>
          </table:table-cell>
          <table:table-cell office:value-type="string">
            <text:p>POPTOTMX52647NWDB</text:p>
          </table:table-cell>
          <table:table-cell office:value-type="string">
            <text:p>Population, Total for Mexi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alaysia</text:p>
          </table:table-cell>
          <table:table-cell office:value-type="string">
            <text:p>POPTOTMY52647NWDB</text:p>
          </table:table-cell>
          <table:table-cell office:value-type="string">
            <text:p>Population, Total for Malay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Mozambique</text:p>
          </table:table-cell>
          <table:table-cell office:value-type="string">
            <text:p>POPTOTMZ52647NWDB</text:p>
          </table:table-cell>
          <table:table-cell office:value-type="string">
            <text:p>Population, Total for Mozambiqu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amibia</text:p>
          </table:table-cell>
          <table:table-cell office:value-type="string">
            <text:p>POPTOTNA52647NWDB</text:p>
          </table:table-cell>
          <table:table-cell office:value-type="string">
            <text:p>Population, Total for Nami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ew Caledonia</text:p>
          </table:table-cell>
          <table:table-cell office:value-type="string">
            <text:p>POPTOTNC52647NWDB</text:p>
          </table:table-cell>
          <table:table-cell office:value-type="string">
            <text:p>Population, Total for New Caledo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iger</text:p>
          </table:table-cell>
          <table:table-cell office:value-type="string">
            <text:p>POPTOTNE52647NWDB</text:p>
          </table:table-cell>
          <table:table-cell office:value-type="string">
            <text:p>Population, Total for Nige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igeria</text:p>
          </table:table-cell>
          <table:table-cell office:value-type="string">
            <text:p>POPTOTNG52647NWDB</text:p>
          </table:table-cell>
          <table:table-cell office:value-type="string">
            <text:p>Population, Total for Niger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icaragua</text:p>
          </table:table-cell>
          <table:table-cell office:value-type="string">
            <text:p>POPTOTNI52647NWDB</text:p>
          </table:table-cell>
          <table:table-cell office:value-type="string">
            <text:p>Population, Total for Nicaragu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etherlands</text:p>
          </table:table-cell>
          <table:table-cell office:value-type="string">
            <text:p>POPTOTNL52647NWDB</text:p>
          </table:table-cell>
          <table:table-cell office:value-type="string">
            <text:p>Population, Total for Nether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orway</text:p>
          </table:table-cell>
          <table:table-cell office:value-type="string">
            <text:p>POPTOTNO52647NWDB</text:p>
          </table:table-cell>
          <table:table-cell office:value-type="string">
            <text:p>Population, Total for Norw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epal</text:p>
          </table:table-cell>
          <table:table-cell office:value-type="string">
            <text:p>POPTOTNP52647NWDB</text:p>
          </table:table-cell>
          <table:table-cell office:value-type="string">
            <text:p>Population, Total for Nep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New Zealand</text:p>
          </table:table-cell>
          <table:table-cell office:value-type="string">
            <text:p>POPTOTNZ52647NWDB</text:p>
          </table:table-cell>
          <table:table-cell office:value-type="string">
            <text:p>Population, Total for New Zea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Oman</text:p>
          </table:table-cell>
          <table:table-cell office:value-type="string">
            <text:p>POPTOTOM52647NWDB</text:p>
          </table:table-cell>
          <table:table-cell office:value-type="string">
            <text:p>Population, Total for Om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anama</text:p>
          </table:table-cell>
          <table:table-cell office:value-type="string">
            <text:p>POPTOTPA52647NWDB</text:p>
          </table:table-cell>
          <table:table-cell office:value-type="string">
            <text:p>Population, Total for Panam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eru</text:p>
          </table:table-cell>
          <table:table-cell office:value-type="string">
            <text:p>POPTOTPE52647NWDB</text:p>
          </table:table-cell>
          <table:table-cell office:value-type="string">
            <text:p>Population, Total for Per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French Polynesia</text:p>
          </table:table-cell>
          <table:table-cell office:value-type="string">
            <text:p>POPTOTPF52647NWDB</text:p>
          </table:table-cell>
          <table:table-cell office:value-type="string">
            <text:p>Population, Total for French Polyne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apua New Guinea</text:p>
          </table:table-cell>
          <table:table-cell office:value-type="string">
            <text:p>POPTOTPG52647NWDB</text:p>
          </table:table-cell>
          <table:table-cell office:value-type="string">
            <text:p>Population, Total for Papua New Guine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hilippines</text:p>
          </table:table-cell>
          <table:table-cell office:value-type="string">
            <text:p>POPTOTPH52647NWDB</text:p>
          </table:table-cell>
          <table:table-cell office:value-type="string">
            <text:p>Population, Total for Philippin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akistan</text:p>
          </table:table-cell>
          <table:table-cell office:value-type="string">
            <text:p>POPTOTPK52647NWDB</text:p>
          </table:table-cell>
          <table:table-cell office:value-type="string">
            <text:p>Population, Total for Pa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oland</text:p>
          </table:table-cell>
          <table:table-cell office:value-type="string">
            <text:p>POPTOTPL52647NWDB</text:p>
          </table:table-cell>
          <table:table-cell office:value-type="string">
            <text:p>Population, Total for Po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uerto Rico</text:p>
          </table:table-cell>
          <table:table-cell office:value-type="string">
            <text:p>POPTOTPR52647NWDB</text:p>
          </table:table-cell>
          <table:table-cell office:value-type="string">
            <text:p>Population, Total for Puerto Ric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Occupied Palestinian Territory</text:p>
          </table:table-cell>
          <table:table-cell office:value-type="string">
            <text:p>POPTOTPS52647NWDB</text:p>
          </table:table-cell>
          <table:table-cell office:value-type="string">
            <text:p>Population, Total for the Occupied Palestinian Territor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ortugal</text:p>
          </table:table-cell>
          <table:table-cell office:value-type="string">
            <text:p>POPTOTPT52647NWDB</text:p>
          </table:table-cell>
          <table:table-cell office:value-type="string">
            <text:p>Population, Total for Portug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alau</text:p>
          </table:table-cell>
          <table:table-cell office:value-type="string">
            <text:p>POPTOTPW52647NWDB</text:p>
          </table:table-cell>
          <table:table-cell office:value-type="string">
            <text:p>Population, Total for Pala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Paraguay</text:p>
          </table:table-cell>
          <table:table-cell office:value-type="string">
            <text:p>POPTOTPY52647NWDB</text:p>
          </table:table-cell>
          <table:table-cell office:value-type="string">
            <text:p>Population, Total for Paragu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Qatar</text:p>
          </table:table-cell>
          <table:table-cell office:value-type="string">
            <text:p>POPTOTQA52647NWDB</text:p>
          </table:table-cell>
          <table:table-cell office:value-type="string">
            <text:p>Population, Total for Qata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Romania</text:p>
          </table:table-cell>
          <table:table-cell office:value-type="string">
            <text:p>POPTOTRO52647NWDB</text:p>
          </table:table-cell>
          <table:table-cell office:value-type="string">
            <text:p>Population, Total for Rom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erbia</text:p>
          </table:table-cell>
          <table:table-cell office:value-type="string">
            <text:p>POPTOTRS52647NWDB</text:p>
          </table:table-cell>
          <table:table-cell office:value-type="string">
            <text:p>Population, Total for Ser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Russian Federation</text:p>
          </table:table-cell>
          <table:table-cell office:value-type="string">
            <text:p>POPTOTRU52647NWDB</text:p>
          </table:table-cell>
          <table:table-cell office:value-type="string">
            <text:p>Population, Total for Russian Federatio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Rwanda</text:p>
          </table:table-cell>
          <table:table-cell office:value-type="string">
            <text:p>POPTOTRW52647NWDB</text:p>
          </table:table-cell>
          <table:table-cell office:value-type="string">
            <text:p>Population, Total for Rwan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udi Arabia</text:p>
          </table:table-cell>
          <table:table-cell office:value-type="string">
            <text:p>POPTOTSA52647NWDB</text:p>
          </table:table-cell>
          <table:table-cell office:value-type="string">
            <text:p>Population, Total for Saudi Ara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olomon Islands</text:p>
          </table:table-cell>
          <table:table-cell office:value-type="string">
            <text:p>POPTOTSB52647NWDB</text:p>
          </table:table-cell>
          <table:table-cell office:value-type="string">
            <text:p>Population, Total for Solomon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eychelles</text:p>
          </table:table-cell>
          <table:table-cell office:value-type="string">
            <text:p>POPTOTSC52647NWDB</text:p>
          </table:table-cell>
          <table:table-cell office:value-type="string">
            <text:p>Population, Total for Seychell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udan</text:p>
          </table:table-cell>
          <table:table-cell office:value-type="string">
            <text:p>POPTOTSD52647NWDB</text:p>
          </table:table-cell>
          <table:table-cell office:value-type="string">
            <text:p>Population, Total for Su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weden</text:p>
          </table:table-cell>
          <table:table-cell office:value-type="string">
            <text:p>POPTOTSE52647NWDB</text:p>
          </table:table-cell>
          <table:table-cell office:value-type="string">
            <text:p>Population, Total for Swede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ingapore</text:p>
          </table:table-cell>
          <table:table-cell office:value-type="string">
            <text:p>POPTOTSG52647NWDB</text:p>
          </table:table-cell>
          <table:table-cell office:value-type="string">
            <text:p>Population, Total for Singapor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lovenia</text:p>
          </table:table-cell>
          <table:table-cell office:value-type="string">
            <text:p>POPTOTSI52647NWDB</text:p>
          </table:table-cell>
          <table:table-cell office:value-type="string">
            <text:p>Population, Total for Slove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lovakia</text:p>
          </table:table-cell>
          <table:table-cell office:value-type="string">
            <text:p>POPTOTSK52647NWDB</text:p>
          </table:table-cell>
          <table:table-cell office:value-type="string">
            <text:p>Population, Total for Slovak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ierra Leone</text:p>
          </table:table-cell>
          <table:table-cell office:value-type="string">
            <text:p>POPTOTSL52647NWDB</text:p>
          </table:table-cell>
          <table:table-cell office:value-type="string">
            <text:p>Population, Total for Sierra Leon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n Marino</text:p>
          </table:table-cell>
          <table:table-cell office:value-type="string">
            <text:p>POPTOTSM52647NWDB</text:p>
          </table:table-cell>
          <table:table-cell office:value-type="string">
            <text:p>Population, Total for San Marin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enegal</text:p>
          </table:table-cell>
          <table:table-cell office:value-type="string">
            <text:p>POPTOTSN52647NWDB</text:p>
          </table:table-cell>
          <table:table-cell office:value-type="string">
            <text:p>Population, Total for Senegal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omalia</text:p>
          </table:table-cell>
          <table:table-cell office:value-type="string">
            <text:p>POPTOTSO52647NWDB</text:p>
          </table:table-cell>
          <table:table-cell office:value-type="string">
            <text:p>Population, Total for Somal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uriname</text:p>
          </table:table-cell>
          <table:table-cell office:value-type="string">
            <text:p>POPTOTSR52647NWDB</text:p>
          </table:table-cell>
          <table:table-cell office:value-type="string">
            <text:p>Population, Total for Surinam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e Republic of South Sudan</text:p>
          </table:table-cell>
          <table:table-cell office:value-type="string">
            <text:p>POPTOTSS52647NWDB</text:p>
          </table:table-cell>
          <table:table-cell office:value-type="string">
            <text:p>Population, Total for the Republic of South Sud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o Tome and Principe</text:p>
          </table:table-cell>
          <table:table-cell office:value-type="string">
            <text:p>POPTOTST52647NWDB</text:p>
          </table:table-cell>
          <table:table-cell office:value-type="string">
            <text:p>Population, Total for Sao Tome and Princip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El Salvador</text:p>
          </table:table-cell>
          <table:table-cell office:value-type="string">
            <text:p>POPTOTSV52647NWDB</text:p>
          </table:table-cell>
          <table:table-cell office:value-type="string">
            <text:p>Population, Total for El Salvador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int Maarten</text:p>
          </table:table-cell>
          <table:table-cell office:value-type="string">
            <text:p>POPTOTSX52647NWDB</text:p>
          </table:table-cell>
          <table:table-cell office:value-type="string">
            <text:p>Population, Total for Sint Maarte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yrian Arab Republic</text:p>
          </table:table-cell>
          <table:table-cell office:value-type="string">
            <text:p>POPTOTSY52647NWDB</text:p>
          </table:table-cell>
          <table:table-cell office:value-type="string">
            <text:p>Population, Total for Syrian Arab Republic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waziland</text:p>
          </table:table-cell>
          <table:table-cell office:value-type="string">
            <text:p>POPTOTSZ52647NWDB</text:p>
          </table:table-cell>
          <table:table-cell office:value-type="string">
            <text:p>Population, Total for Swazi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urks and Caicos Islands</text:p>
          </table:table-cell>
          <table:table-cell office:value-type="string">
            <text:p>POPTOTTC52647NWDB</text:p>
          </table:table-cell>
          <table:table-cell office:value-type="string">
            <text:p>Population, Total for Turks and Caicos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Chad</text:p>
          </table:table-cell>
          <table:table-cell office:value-type="string">
            <text:p>POPTOTTD52647NWDB</text:p>
          </table:table-cell>
          <table:table-cell office:value-type="string">
            <text:p>Population, Total for Cha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ogo</text:p>
          </table:table-cell>
          <table:table-cell office:value-type="string">
            <text:p>POPTOTTG52647NWDB</text:p>
          </table:table-cell>
          <table:table-cell office:value-type="string">
            <text:p>Population, Total for To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hailand</text:p>
          </table:table-cell>
          <table:table-cell office:value-type="string">
            <text:p>POPTOTTH52647NWDB</text:p>
          </table:table-cell>
          <table:table-cell office:value-type="string">
            <text:p>Population, Total for Thailand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ajikistan</text:p>
          </table:table-cell>
          <table:table-cell office:value-type="string">
            <text:p>POPTOTTJ52647NWDB</text:p>
          </table:table-cell>
          <table:table-cell office:value-type="string">
            <text:p>Population, Total for Taji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Democratic Republic of Timor-Leste</text:p>
          </table:table-cell>
          <table:table-cell office:value-type="string">
            <text:p>POPTOTTL52647NWDB</text:p>
          </table:table-cell>
          <table:table-cell office:value-type="string">
            <text:p>Population, Total for Democratic Republic of Timor-Lest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urkmenistan</text:p>
          </table:table-cell>
          <table:table-cell office:value-type="string">
            <text:p>POPTOTTM52647NWDB</text:p>
          </table:table-cell>
          <table:table-cell office:value-type="string">
            <text:p>Population, Total for Turkmen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unisia</text:p>
          </table:table-cell>
          <table:table-cell office:value-type="string">
            <text:p>POPTOTTN52647NWDB</text:p>
          </table:table-cell>
          <table:table-cell office:value-type="string">
            <text:p>Population, Total for Tunis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onga</text:p>
          </table:table-cell>
          <table:table-cell office:value-type="string">
            <text:p>POPTOTTO52647NWDB</text:p>
          </table:table-cell>
          <table:table-cell office:value-type="string">
            <text:p>Population, Total for Tong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urkey</text:p>
          </table:table-cell>
          <table:table-cell office:value-type="string">
            <text:p>POPTOTTR52647NWDB</text:p>
          </table:table-cell>
          <table:table-cell office:value-type="string">
            <text:p>Population, Total for Turke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rinidad and Tobago</text:p>
          </table:table-cell>
          <table:table-cell office:value-type="string">
            <text:p>POPTOTTT52647NWDB</text:p>
          </table:table-cell>
          <table:table-cell office:value-type="string">
            <text:p>Population, Total for Trinidad and Tobago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Tuvalu</text:p>
          </table:table-cell>
          <table:table-cell office:value-type="string">
            <text:p>POPTOTTV52647NWDB</text:p>
          </table:table-cell>
          <table:table-cell office:value-type="string">
            <text:p>Population, Total for Tuval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nited Republic of Tanzania</text:p>
          </table:table-cell>
          <table:table-cell office:value-type="string">
            <text:p>POPTOTTZ52647NWDB</text:p>
          </table:table-cell>
          <table:table-cell office:value-type="string">
            <text:p>Population, Total for United Republic of Tanzan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kraine</text:p>
          </table:table-cell>
          <table:table-cell office:value-type="string">
            <text:p>POPTOTUA52647NWDB</text:p>
          </table:table-cell>
          <table:table-cell office:value-type="string">
            <text:p>Population, Total for Ukrain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ganda</text:p>
          </table:table-cell>
          <table:table-cell office:value-type="string">
            <text:p>POPTOTUG52647NWDB</text:p>
          </table:table-cell>
          <table:table-cell office:value-type="string">
            <text:p>Population, Total for Ugand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nited States</text:p>
          </table:table-cell>
          <table:table-cell office:value-type="string">
            <text:p>POPTOTUS52647NWDB</text:p>
          </table:table-cell>
          <table:table-cell office:value-type="string">
            <text:p>Population, Total for United Stat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ruguay</text:p>
          </table:table-cell>
          <table:table-cell office:value-type="string">
            <text:p>POPTOTUY52647NWDB</text:p>
          </table:table-cell>
          <table:table-cell office:value-type="string">
            <text:p>Population, Total for Uruguay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zbekistan</text:p>
          </table:table-cell>
          <table:table-cell office:value-type="string">
            <text:p>POPTOTUZ52647NWDB</text:p>
          </table:table-cell>
          <table:table-cell office:value-type="string">
            <text:p>Population, Total for Uzbekista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int Vincent and the Grenadines</text:p>
          </table:table-cell>
          <table:table-cell office:value-type="string">
            <text:p>POPTOTVC52647NWDB</text:p>
          </table:table-cell>
          <table:table-cell office:value-type="string">
            <text:p>Population, Total for Saint Vincent and the Grenadine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Bolivarian Republic of Venezuela</text:p>
          </table:table-cell>
          <table:table-cell office:value-type="string">
            <text:p>POPTOTVE52647NWDB</text:p>
          </table:table-cell>
          <table:table-cell office:value-type="string">
            <text:p>Population, Total for Bolivarian Republic of Venezuel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U.S. Virgin Islands</text:p>
          </table:table-cell>
          <table:table-cell office:value-type="string">
            <text:p>POPTOTVI52647NWDB</text:p>
          </table:table-cell>
          <table:table-cell office:value-type="string">
            <text:p>Population, Total for U.S. Virgin Islands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Viet Nam</text:p>
          </table:table-cell>
          <table:table-cell office:value-type="string">
            <text:p>POPTOTVN52647NWDB</text:p>
          </table:table-cell>
          <table:table-cell office:value-type="string">
            <text:p>Population, Total for Viet Nam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Vanuatu</text:p>
          </table:table-cell>
          <table:table-cell office:value-type="string">
            <text:p>POPTOTVU52647NWDB</text:p>
          </table:table-cell>
          <table:table-cell office:value-type="string">
            <text:p>Population, Total for Vanuatu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amoa</text:p>
          </table:table-cell>
          <table:table-cell office:value-type="string">
            <text:p>POPTOTWS52647NWDB</text:p>
          </table:table-cell>
          <table:table-cell office:value-type="string">
            <text:p>Population, Total for Samo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Yemen</text:p>
          </table:table-cell>
          <table:table-cell office:value-type="string">
            <text:p>POPTOTYE52647NWDB</text:p>
          </table:table-cell>
          <table:table-cell office:value-type="string">
            <text:p>Population, Total for Yemen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South Africa</text:p>
          </table:table-cell>
          <table:table-cell office:value-type="string">
            <text:p>POPTOTZA52647NWDB</text:p>
          </table:table-cell>
          <table:table-cell office:value-type="string">
            <text:p>Population, Total for South Afric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Zambia</text:p>
          </table:table-cell>
          <table:table-cell office:value-type="string">
            <text:p>POPTOTZM52647NWDB</text:p>
          </table:table-cell>
          <table:table-cell office:value-type="string">
            <text:p>Population, Total for Zambia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>
          <table:table-cell office:value-type="string">
            <text:p>Zimbabwe</text:p>
          </table:table-cell>
          <table:table-cell office:value-type="string">
            <text:p>POPTOTZW52647NWDB</text:p>
          </table:table-cell>
          <table:table-cell office:value-type="string">
            <text:p>Population, Total for Zimbabwe</text:p>
          </table:table-cell>
          <table:table-cell office:value-type="string">
            <text:p>Not Seasonally Adjusted</text:p>
          </table:table-cell>
          <table:table-cell office:value-type="string">
            <text:p>5-Years</text:p>
          </table:table-cell>
          <table:table-cell office:value-type="string">
            <text:p>Persons</text:p>
          </table:table-cell>
          <table:table-cell table:number-columns-repeated="1018"/>
        </table:table-row>
        <table:table-row table:style-name="ro8" table:number-rows-repeated="104797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7/25/2014</text:date>, <text:time>13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oFRED_20_Series" style:display-name="PageStyle_GeoFRED S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P_20_Ed_20_Attain_20_Scatterplot" style:display-name="PageStyle_GSP Ed Attain Scatterp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I_20_Line_20_Graph" style:display-name="PageStyle_CPI Line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P_20_Net_20_Migration_20_Scatter_20_Plot" style:display-name="PageStyle_GDP Net Migration Scatter Pl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066" meta:object-count="0"/>
    <meta:generator>OpenOffice.org/3.4.1$Unix OpenOffice.org_project/341m1$Build-9593</meta:generator>
  </office:meta>
</office:document-meta>
</file>